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71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660066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35cm" svg:stroke-color="#00ff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9" style:family="graphic" style:parent-style-name="standard">
      <style:graphic-properties draw:stroke="solid" svg:stroke-width="0.071cm" svg:stroke-color="#000000" draw:marker-end="Arrowheads_20_1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ccffcc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8" style:family="presentation" style:parent-style-name="Default-outline1">
      <style:graphic-properties draw:stroke="solid" svg:stroke-width="0.035cm" svg:stroke-color="#143015" draw:stroke-linejoin="miter" draw:fill="solid" draw:fill-color="#feffda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no-wrap" draw:shadow="visible" draw:shadow-offset-x="0.071cm" draw:shadow-offset-y="0.071cm"/>
    </style:style>
    <style:style style:name="pr9" style:family="presentation" style:parent-style-name="Default-outline1">
      <style:graphic-properties draw:stroke="solid" svg:stroke-width="0.035cm" svg:stroke-color="#143015" draw:stroke-linejoin="miter" draw:fill="solid" draw:fill-color="#ccffcc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visible" draw:shadow-offset-x="0.071cm" draw:shadow-offset-y="0.071cm"/>
    </style:style>
    <style:style style:name="pr10" style:family="presentation" style:parent-style-name="Default-outline1">
      <style:graphic-properties draw:stroke="solid" svg:stroke-width="0.035cm" svg:stroke-color="#000000" draw:stroke-linejoin="miter" draw:fill="solid" draw:fill-color="#ccffcc" draw:textarea-horizontal-align="justify" draw:textarea-vertical-align="top" draw:auto-grow-height="true" draw:auto-grow-width="false" fo:min-height="3.974cm" fo:min-width="0cm" fo:padding-top="0.13cm" fo:padding-bottom="0.13cm" fo:padding-left="0.25cm" fo:padding-right="0.25cm" fo:wrap-option="no-wrap" draw:shadow="visible" draw:shadow-offset-x="0.071cm" draw:shadow-offset-y="0.071cm" draw:shadow-color="#808080"/>
    </style:style>
    <style:style style:name="pr11" style:family="presentation" style:parent-style-name="Default-outline1">
      <style:graphic-properties draw:stroke="solid" svg:stroke-width="0.035cm" svg:stroke-color="#143015" draw:stroke-linejoin="miter" draw:fill="solid" draw:fill-color="#feffda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visible" draw:shadow-offset-x="0.071cm" draw:shadow-offset-y="0.071cm"/>
    </style:style>
    <style:style style:name="pr12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13" style:family="presentation" style:parent-style-name="Default-outline1">
      <style:graphic-properties draw:stroke="solid" svg:stroke-width="0.035cm" svg:stroke-color="#143015" draw:stroke-linejoin="miter" draw:fill="solid" draw:fill-color="#feffda" draw:textarea-horizontal-align="justify" draw:textarea-vertical-align="top" draw:auto-grow-height="true" draw:auto-grow-width="false" fo:min-height="9.054cm" fo:min-width="0cm" fo:padding-top="0.13cm" fo:padding-bottom="0.13cm" fo:padding-left="0.25cm" fo:padding-right="0.25cm" fo:wrap-option="no-wrap" draw:shadow="visible" draw:shadow-offset-x="0.071cm" draw:shadow-offset-y="0.071cm"/>
    </style:style>
    <style:style style:name="pr1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16.039cm" fo:min-width="0cm" fo:padding-top="0.13cm" fo:padding-bottom="0.13cm" fo:padding-left="0.25cm" fo:padding-right="0.25cm" fo:wrap-option="no-wrap" draw:shadow="visible" draw:shadow-offset-x="0.071cm" draw:shadow-offset-y="0.071cm" draw:shadow-color="#808080"/>
    </style:style>
    <style:style style:name="pr1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025cm" fo:min-width="0cm" fo:padding-top="0.13cm" fo:padding-bottom="0.13cm" fo:padding-left="0.25cm" fo:padding-right="0.25cm" fo:wrap-option="no-wrap" draw:shadow="hidden"/>
    </style:style>
    <style:style style:name="pr17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9.478cm" fo:min-width="0cm" fo:padding-top="0.13cm" fo:padding-bottom="0.13cm" fo:padding-left="0.25cm" fo:padding-right="0.25cm" fo:wrap-option="no-wrap" draw:shadow="visible" draw:shadow-offset-x="0.071cm" draw:shadow-offset-y="0.071cm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cm" fo:margin-right="0cm" fo:margin-top="0.158cm" fo:margin-bottom="0cm" text:enable-numbering="false" fo:text-indent="0cm"/>
    </style:style>
    <style:style style:name="P9" style:family="paragraph">
      <style:paragraph-properties fo:margin-left="0cm" fo:margin-right="0cm" fo:margin-top="0.158cm" fo:margin-bottom="0cm" text:enable-numbering="true" fo:text-indent="0cm"/>
    </style:style>
    <style:style style:name="P10" style:family="paragraph">
      <style:paragraph-properties fo:margin-left="0.952cm" fo:margin-right="0cm" fo:margin-top="0.211cm" fo:margin-bottom="0cm" text:enable-numbering="true" fo:text-indent="-0.952cm"/>
    </style:style>
    <style:style style:name="P11" style:family="paragraph">
      <style:paragraph-properties fo:margin-left="2.063cm" fo:margin-right="0cm" fo:margin-top="0.176cm" fo:margin-bottom="0cm" text:enable-numbering="true" fo:text-indent="-0.793cm"/>
    </style:style>
    <style:style style:name="P12" style:family="paragraph">
      <style:paragraph-properties fo:margin-left="0.952cm" fo:margin-right="0cm" fo:margin-top="0.141cm" fo:margin-bottom="0cm" fo:line-height="80%" text:enable-numbering="false" fo:text-indent="-0.952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7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18" style:family="paragraph">
      <style:paragraph-properties fo:margin-left="0cm" fo:margin-right="0cm" fo:margin-top="0.158cm" fo:margin-bottom="0cm" fo:line-height="80%" text:enable-numbering="false" fo:text-indent="0cm" style:punctuation-wrap="simple" style:line-break="normal"/>
    </style:style>
    <style:style style:name="P19" style:family="paragraph">
      <style:paragraph-properties fo:margin-left="0cm" fo:margin-right="0cm" fo:margin-top="0.158cm" fo:margin-bottom="0cm" fo:line-height="80%" text:enable-numbering="false" fo:text-indent="0cm"/>
    </style:style>
    <style:style style:name="P20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21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22" style:family="paragraph">
      <style:paragraph-properties fo:margin-left="0cm" fo:margin-right="0cm" fo:margin-top="0.176cm" fo:margin-bottom="0cm" fo:line-height="100%" text:enable-numbering="false" fo:text-indent="0cm" style:punctuation-wrap="hanging" style:line-break="strict"/>
    </style:style>
    <style:style style:name="P23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24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25" style:family="paragraph">
      <style:paragraph-properties fo:margin-left="0cm" fo:margin-right="0cm" fo:line-height="100%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1e481f" fo:font-size="36pt" fo:language="en" fo:country="GB" style:font-size-asian="36pt" style:font-size-complex="36pt"/>
    </style:style>
    <style:style style:name="T2" style:family="text">
      <style:text-properties fo:language="en" fo:country="GB"/>
    </style:style>
    <style:style style:name="T3" style:family="text">
      <style:text-properties fo:color="#000000" fo:language="en" fo:country="US" fo:font-weight="bold" style:font-weight-asian="bold" style:font-weight-complex="bold"/>
    </style:style>
    <style:style style:name="T4" style:family="text">
      <style:text-properties fo:color="#000000" fo:language="en" fo:country="US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family="Arial" style:font-family-generic="swiss" style:font-pitch="variable" fo:language="en" fo:country="US"/>
    </style:style>
    <style:style style:name="T8" style:family="text">
      <style:text-properties fo:color="#7f0055"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9" style:family="text">
      <style:text-properties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" style:family="text">
      <style:text-properties fo:color="#0000c0"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1" style:family="text">
      <style:text-properties fo:font-family="Arial" style:font-family-generic="swiss" style:font-pitch="variable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2" style:family="text">
      <style:text-properties fo:color="#7f0055" fo:font-family="Arial" style:font-family-generic="swiss" style:font-pitch="variable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3" style:family="text">
      <style:text-properties fo:color="#000000" fo:font-family="Arial" style:font-family-generic="swiss" style:font-pitch="variable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4" style:family="text">
      <style:text-properties fo:color="#000000" fo:font-family="Arial" style:font-family-generic="swiss" style:font-pitch="variable" fo:font-size="16pt" fo:language="en" fo:country="US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5" style:family="text">
      <style:text-properties fo:font-family="Arial" style:font-family-generic="swiss" style:font-pitch="variable" fo:font-size="16pt" fo:language="en" fo:country="US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6" style:family="text">
      <style:text-properties fo:color="#000000" fo:font-family="Arial" style:font-family-generic="swiss" style:font-pitch="variable"/>
    </style:style>
    <style:style style:name="T17" style:family="text">
      <style:text-properties fo:color="#000000" fo:font-family="Arial" style:font-family-generic="swiss" style:font-pitch="variable" fo:font-size="15pt" fo:language="en" fo:country="US" style:font-size-asian="15pt" style:font-size-complex="15pt"/>
    </style:style>
    <style:style style:name="T18" style:family="text">
      <style:text-properties fo:color="#000000" fo:font-family="Arial" style:font-family-generic="swiss" style:font-pitch="variable" fo:font-size="16pt" fo:language="en" fo:country="US" style:font-size-asian="16pt" style:font-size-complex="16pt"/>
    </style:style>
    <style:style style:name="T19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0" style:family="text">
      <style:text-properties fo:color="#ffffff" fo:font-family="Arial" style:font-family-generic="swiss" style:font-pitch="variable" fo:font-size="24pt" style:font-size-asian="24pt" style:font-size-complex="24pt"/>
    </style:style>
    <style:style style:name="T21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22" style:family="text">
      <style:text-properties fo:color="#660066" fo:font-family="Arial" style:font-family-generic="swiss" style:font-pitch="variable" fo:font-size="18pt" fo:language="en" fo:country="US" style:font-size-asian="18pt" style:font-size-complex="18pt"/>
    </style:style>
    <style:style style:name="T23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24" style:family="text">
      <style:text-properties fo:color="#000099" fo:font-family="Arial" style:font-family-generic="swiss" style:font-pitch="variable" fo:font-size="18pt" fo:language="en" fo:country="US" style:font-size-asian="18pt" style:font-size-complex="18pt"/>
    </style:style>
    <style:style style:name="T25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fo:color="#660066" fo:font-family="Arial" style:font-family-generic="swiss" style:font-pitch="variable" fo:language="en" fo:country="US"/>
    </style:style>
    <style:style style:name="T27" style:family="text">
      <style:text-properties fo:color="#000000" fo:font-family="Arial" style:font-family-generic="swiss" style:font-pitch="variable" fo:language="en" fo:country="US"/>
    </style:style>
    <style:style style:name="T28" style:family="text">
      <style:text-properties fo:color="#7f0055" fo:font-family="Arial" style:font-family-generic="swiss" style:font-pitch="variable" fo:language="en" fo:country="US"/>
    </style:style>
    <style:style style:name="T29" style:family="text">
      <style:text-properties fo:color="#3f7f7f" fo:font-family="Arial" style:font-family-generic="swiss" style:font-pitch="variable" fo:language="en" fo:country="US"/>
    </style:style>
    <style:style style:name="T30" style:family="text">
      <style:text-properties fo:color="#660066" fo:font-family="Arial" style:font-family-generic="swiss" style:font-pitch="variable" fo:font-size="16pt" fo:language="en" fo:country="US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1" style:family="text">
      <style:text-properties fo:color="#660066" fo:font-family="Arial" style:font-family-generic="swiss" style:font-pitch="variable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32" style:family="text">
      <style:text-properties fo:color="#000000" fo:font-family="Arial" style:font-family-generic="swiss" style:font-pitch="variable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33" style:family="text">
      <style:text-properties fo:color="#000099" fo:font-family="Arial" style:font-family-generic="swiss" style:font-pitch="variable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34" style:family="text">
      <style:text-properties fo:color="#7f0055" fo:font-family="Arial" style:font-family-generic="swiss" style:font-pitch="variable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35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36" style:family="text">
      <style:text-properties fo:font-family="Arial" style:font-family-generic="swiss" style:font-pitch="variable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ize="28pt" fo:language="en" fo:country="US" style:font-size-asian="28pt" style:font-size-complex="28pt"/>
    </style:style>
    <style:style style:name="T39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42" style:family="text">
      <style:text-properties fo:color="#00000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3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44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45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46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47" style:family="text">
      <style:text-properties fo:color="#000000" fo:font-family="Arial" style:font-family-generic="swiss" style:font-pitch="variable" fo:font-size="20pt" fo:language="en" fo:country="US" style:font-size-asian="20pt" style:font-size-complex="20pt"/>
    </style:style>
    <style:style style:name="T48" style:family="text">
      <style:text-properties fo:color="#000000"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49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50" style:family="text">
      <style:text-properties fo:color="#3f7f7f" fo:font-family="Arial" style:font-family-generic="swiss" style:font-pitch="variable" fo:language="en" fo:country="GB"/>
    </style:style>
    <style:style style:name="T51" style:family="text">
      <style:text-properties fo:color="#7f0055" fo:font-family="Arial" style:font-family-generic="swiss" style:font-pitch="variable" fo:language="en" fo:country="GB"/>
    </style:style>
    <style:style style:name="T52" style:family="text">
      <style:text-properties fo:color="#000000" fo:font-family="Arial" style:font-family-generic="swiss" style:font-pitch="variable" fo:language="en" fo:country="GB"/>
    </style:style>
    <style:style style:name="T53" style:family="text">
      <style:text-properties fo:color="#0000c0" fo:font-family="Arial" style:font-family-generic="swiss" style:font-pitch="variable" fo:language="en" fo:country="GB"/>
    </style:style>
    <style:style style:name="T54" style:family="text">
      <style:text-properties fo:color="#0000c0" fo:font-family="Arial" style:font-family-generic="swiss" style:font-pitch="variable" fo:language="en" fo:country="US"/>
    </style:style>
    <style:style style:name="T55" style:family="text">
      <style:text-properties fo:color="#000000" fo:font-family="Arial" style:font-family-generic="swiss" style:font-pitch="variable" fo:language="en" fo:country="US" fo:font-style="italic" style:font-style-asian="italic" style:font-style-complex="italic"/>
    </style:style>
    <style:style style:name="T56" style:family="text">
      <style:text-properties fo:color="#000000" fo:font-family="'Courier New'" style:font-family-generic="modern" style:font-pitch="fixed" fo:language="en" fo:country="US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-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66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3f7f7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c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dvanced Spring JDBC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Advanced Spring JDBC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Keeping it Simple When More Power is Needed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opics in this Session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Topics in this Session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Executing a stored procedure</text:span></text:p>
              </text:list-item>
            </text:list>
            <text:list text:style-name="L3">
              <text:list-item>
                <text:p text:style-name="P6"><text:span text:style-name="T2">Executing batch updates</text:span></text:p>
              </text:list-item>
            </text:list>
            <text:list text:style-name="L3">
              <text:list-item>
                <text:p text:style-name="P6"><text:span text:style-name="T2">Extracting native resources</text:span></text:p>
              </text:list-item>
            </text:list>
            <text:list text:style-name="L3">
              <text:list-item>
                <text:p text:style-name="P6"><text:span text:style-name="T2">Handling large objects (LOBs)</text:span></text:p>
              </text:list-item>
            </text:list>
            <text:list text:style-name="L3">
              <text:list-item>
                <text:p text:style-name="P6"><text:span text:style-name="T2">Customizing exception translation</text:span></text:p>
              </text:list-item>
            </text:list>
            <text:list text:style-name="L3">
              <text:list-item>
                <text:p text:style-name="P6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text-style-name="P2" draw:layer="layout" svg:width="16.254cm" svg:height="26.339cm" svg:x="2.033cm" svg:y="12.668cm" presentation:class="notes" presentation:user-transformed="true">
            <draw:text-box>
              <text:list text:style-name="L4">
                <text:list-item>
                  <text:p text:style-name="P8"><text:span text:style-name="T3">Description of theory presented in “Advanced Spring JDBC”</text:span></text:p>
                </text:list-item>
              </text:list>
              <text:list text:style-name="L4">
                <text:list-item>
                  <text:p text:style-name="P8"><text:span text:style-name="T4">This module goes into more advanced features than simple querying as demonstrated in the “Introduction to Spring JDBC” module. </text:span></text:p>
                </text:list-item>
              </text:list>
              <text:list text:style-name="L4">
                <text:list-item>
                  <text:p text:style-name="P8"><text:span text:style-name="T4"/></text:p>
                </text:list-item>
              </text:list>
              <text:list text:style-name="L4">
                <text:list-item>
                  <text:p text:style-name="P8"><text:span text:style-name="T4">First, a code example of the StoredProcedure is presented. Focus on its usage as a command object with strongly-typed arguments. </text:span></text:p>
                </text:list-item>
              </text:list>
              <text:list text:style-name="L4">
                <text:list-item>
                  <text:p text:style-name="P8"><text:span text:style-name="T4"/></text:p>
                </text:list-item>
              </text:list>
              <text:list text:style-name="L4">
                <text:list-item>
                  <text:p text:style-name="P8"><text:span text:style-name="T4">The BatchPreparedStatementSetter callback is then presented. Point out how to control the batch size, and also emphasize the consistency of the template approach. </text:span></text:p>
                </text:list-item>
              </text:list>
              <text:list text:style-name="L4">
                <text:list-item>
                  <text:p text:style-name="P8"><text:span text:style-name="T4"/></text:p>
                </text:list-item>
              </text:list>
              <text:list text:style-name="L4">
                <text:list-item>
                  <text:p text:style-name="P8"><text:span text:style-name="T4">Next, the NativeJdbcExtractor is presented. This then leads into the presentation of the LOB handling abstraction. </text:span></text:p>
                </text:list-item>
              </text:list>
              <text:list text:style-name="L4">
                <text:list-item>
                  <text:p text:style-name="P8"><text:span text:style-name="T4"/></text:p>
                </text:list-item>
              </text:list>
              <text:list text:style-name="L4">
                <text:list-item>
                  <text:p text:style-name="P8"><text:span text:style-name="T4">The next topic is how to extend Spring’s data access exception translation. The example focuses on a custom error-code and optionally providing a new subclass to the hierarchy. </text:span></text:p>
                </text:list-item>
              </text:list>
              <text:list text:style-name="L4">
                <text:list-item>
                  <text:p text:style-name="P8"><text:span text:style-name="T4"/></text:p>
                </text:list-item>
              </text:list>
              <text:list text:style-name="L4">
                <text:list-item>
                  <text:p text:style-name="P8"><text:span text:style-name="T4">Finally, the module ends with a discussion of adapting legacy data access code (not within your control, else you would use the template) so that it will participate in Spring transaction management.</text:span></text:p>
                </text:list-item>
              </text:list>
              <text:list text:style-name="L4">
                <text:list-item>
                  <text:p text:style-name="P8"><text:span text:style-name="T4"/></text:p>
                </text:list-item>
              </text:list>
              <text:list text:style-name="L5">
                <text:list-item>
                  <text:p text:style-name="P8"><text:span text:style-name="T4">Recommended presentation time:</text:span></text:p>
                </text:list-item>
              </text:list>
              <text:list text:style-name="L5">
                <text:list-item>
                  <text:p text:style-name="P9"><text:span text:style-name="T4">45 minutes</text:span></text:p>
                </text:list-item>
              </text:list>
              <text:list text:style-name="L5">
                <text:list-item>
                  <text:p text:style-name="P8"><text:span text:style-name="T4"/></text:p>
                </text:list-item>
              </text:list>
              <text:list text:style-name="L5">
                <text:list-item>
                  <text:p text:style-name="P8"><text:span text:style-name="T4">What will students have learnt after this module?</text:span></text:p>
                </text:list-item>
              </text:list>
              <text:list text:style-name="L5">
                <text:list-item>
                  <text:p text:style-name="P9"><text:span text:style-name="T4">How to encapsulate a Stored Procedure call as a command object with strongly typed arguments</text:span></text:p>
                </text:list-item>
              </text:list>
              <text:list text:style-name="L5">
                <text:list-item>
                  <text:p text:style-name="P9"><text:span text:style-name="T4">How to execute a batch update with the JdbcTemplate and a callback</text:span></text:p>
                </text:list-item>
              </text:list>
              <text:list text:style-name="L5">
                <text:list-item>
                  <text:p text:style-name="P9"><text:span text:style-name="T4">How Spring enables extracting native resources (such as the Oracle Connection instance)</text:span></text:p>
                </text:list-item>
              </text:list>
              <text:list text:style-name="L5">
                <text:list-item>
                  <text:p text:style-name="P9"><text:span text:style-name="T4">How to configure and leverage the Spring LOB handling abstraction</text:span></text:p>
                </text:list-item>
              </text:list>
              <text:list text:style-name="L5">
                <text:list-item>
                  <text:p text:style-name="P9"><text:span text:style-name="T4">How and when to customize or extend Spring’s exception translation for data access</text:span></text:p>
                </text:list-item>
              </text:list>
              <text:list text:style-name="L5">
                <text:list-item>
                  <text:p text:style-name="P9"><text:span text:style-name="T4">How to adapt legacy data access code to participate in Spring transaction management</text:span></text:p>
                </text:list-item>
              </text:list>
              <text:list text:style-name="L5">
                <text:list-item>
                  <text:p text:style-name="P8"><text:span text:style-name="T4"/></text:p>
                </text:list-item>
              </text:list>
              <text:list text:style-name="L5">
                <text:list-item>
                  <text:p text:style-name="P8"><text:span text:style-name="T4">What are prerequisites?</text:span></text:p>
                </text:list-item>
              </text:list>
              <text:list text:style-name="L5">
                <text:list-item>
                  <text:p text:style-name="P9"><text:span text:style-name="T4">The “Introduction to Spring JDBC” module</text:span></text:p>
                </text:list-item>
              </text:list>
              <text:list text:style-name="L5">
                <text:list-item>
                  <text:p text:style-name="P8"><text:span text:style-name="T4"/></text:p>
                </text:list-item>
              </text:list>
              <text:list text:style-name="L5">
                <text:list-item>
                  <text:p text:style-name="P8"><text:span text:style-name="T4">Suggested discussions, required reading, et cetera:</text:span></text:p>
                </text:list-item>
              </text:list>
              <text:list text:style-name="L5">
                <text:list-item>
                  <text:p text:style-name="P9"><text:span text:style-name="T4">Point out that some of these topics (stored procedures, batch updates, etc.) are good examples of when to use JDBC instead of ORM.</text:span></text:p>
                </text:list-item>
              </text:list>
              <text:list text:style-name="L4">
                <text:list-item>
                  <text:p text:style-name="P8"><text:span text:style-name="T4"/></text:p>
                </text:list-item>
              </text:list>
              <text:list text:style-name="L4">
                <text:list-item>
                  <text:p text:style-name="P8"><text:span text:style-name="T4"/></text:p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Topics in this Session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5">Executing a stored procedure</text:span></text:p>
              </text:list-item>
            </text:list>
            <text:list text:style-name="L3">
              <text:list-item>
                <text:p text:style-name="P6"><text:span text:style-name="T2">Executing batch updates</text:span></text:p>
              </text:list-item>
            </text:list>
            <text:list text:style-name="L3">
              <text:list-item>
                <text:p text:style-name="P6"><text:span text:style-name="T2">Extracting native resources</text:span></text:p>
              </text:list-item>
            </text:list>
            <text:list text:style-name="L3">
              <text:list-item>
                <text:p text:style-name="P6"><text:span text:style-name="T2">Handling large objects (LOBs)</text:span></text:p>
              </text:list-item>
            </text:list>
            <text:list text:style-name="L3">
              <text:list-item>
                <text:p text:style-name="P6"><text:span text:style-name="T2">Customizing exception translation</text:span></text:p>
              </text:list-item>
            </text:list>
            <text:list text:style-name="L3">
              <text:list-item>
                <text:p text:style-name="P6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ecuting a Stored Procedure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Executing a Stored Procedure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Subclass </text:span><text:span text:style-name="T7">StoredProcedure</text:span></text:p>
              </text:list-item>
            </text:list>
            <text:list text:style-name="L3">
              <text:list-item>
                <text:p text:style-name="P10"><text:span text:style-name="T6">Create a constructor tha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Accepts the DataSour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Declares the procedure 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Declares the procedure in/out 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Compiles the resulting SQL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Implement an execute method tha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Accepts inpu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Executes the proced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Returns any output val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4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ored Procedure Example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753cm" svg:x="0.899cm" svg:y="0.26cm" presentation:class="title" presentation:user-transformed="true">
          <draw:text-box>
            <text:p text:style-name="P5">Stored Procedure Example</text:p>
          </draw:text-box>
        </draw:frame>
        <draw:frame presentation:style-name="pr8" draw:text-style-name="P7" draw:layer="layout" svg:width="23.707cm" svg:height="14.817cm" svg:x="1.321cm" svg:y="3.647cm" presentation:class="outline" presentation:user-transformed="true">
          <draw:text-box>
            <text:list text:style-name="L6">
              <text:list-item>
                <text:p text:style-name="P12"><text:span text:style-name="T8">public class</text:span><text:span text:style-name="T9"> RewardAccountForDining extends StoredProcedure {</text:span></text:p>
              </text:list-item>
            </text:list>
            <text:list text:style-name="L7">
              <text:list-item>
                <text:p text:style-name="P12"><text:span text:style-name="T9"><text:s text:c="4"/></text:span><text:span text:style-name="T8">public</text:span><text:span text:style-name="T9"> RewardAccountForDining(DataSource dataSource) {</text:span></text:p>
              </text:list-item>
            </text:list>
            <text:list text:style-name="L7">
              <text:list-item>
                <text:p text:style-name="P12"><text:span text:style-name="T9"><text:s text:c="8"/></text:span><text:span text:style-name="T8">super</text:span><text:span text:style-name="T9">(dataSource, </text:span><text:span text:style-name="T10">“reward_account_for_dining”</text:span><text:span text:style-name="T11">);</text:span></text:p>
              </text:list-item>
            </text:list>
            <text:list text:style-name="L7">
              <text:list-item>
                <text:p text:id="id2" text:style-name="P12"><text:span text:style-name="T9"><text:s text:c="8"/></text:span><text:span text:style-name="T9">declareParameter(new SqlParameter(</text:span><text:span text:style-name="T10">“amount”</text:span><text:span text:style-name="T9">, Types.DECIMAL));</text:span></text:p>
              </text:list-item>
            </text:list>
            <text:list text:style-name="L7">
              <text:list-item>
                <text:p text:id="id3" text:style-name="P12"><text:span text:style-name="T9"><text:s text:c="8"/></text:span><text:span text:style-name="T9">declareParameter(new SqlParameter(</text:span><text:span text:style-name="T10">“credit_card_number”</text:span><text:span text:style-name="T9">, Types.VARCHAR));</text:span></text:p>
              </text:list-item>
            </text:list>
            <text:list text:style-name="L7">
              <text:list-item>
                <text:p text:id="id4" text:style-name="P12"><text:span text:style-name="T9"><text:s text:c="8"/></text:span><text:span text:style-name="T9">declareParameter(new SqlParameter(</text:span><text:span text:style-name="T10">“merchant_number”</text:span><text:span text:style-name="T9">, Types.VARCHAR));</text:span></text:p>
              </text:list-item>
            </text:list>
            <text:list text:style-name="L7">
              <text:list-item>
                <text:p text:id="id5" text:style-name="P12"><text:span text:style-name="T9"><text:s text:c="8"/></text:span><text:span text:style-name="T9">declareParameter(new SqlParameter(</text:span><text:span text:style-name="T10">“day”</text:span><text:span text:style-name="T9">, Types.DATE));</text:span></text:p>
              </text:list-item>
            </text:list>
            <text:list text:style-name="L7">
              <text:list-item>
                <text:p text:id="id7" text:style-name="P12"><text:span text:style-name="T9"><text:s text:c="8"/></text:span><text:span text:style-name="T9">declareParameter(new SqlOutParameter(</text:span><text:span text:style-name="T10">“confirmation_number”</text:span><text:span text:style-name="T9">, Types.VARCHAR));</text:span></text:p>
              </text:list-item>
            </text:list>
            <text:list text:style-name="L7">
              <text:list-item>
                <text:p text:id="id9" text:style-name="P12"><text:span text:style-name="T9"><text:s text:c="8"/></text:span><text:span text:style-name="T9">compile();</text:span></text:p>
              </text:list-item>
            </text:list>
            <text:list text:style-name="L7">
              <text:list-item>
                <text:p text:id="id1" text:style-name="P12"><text:span text:style-name="T9"><text:s text:c="4"/></text:span><text:span text:style-name="T9">}</text:span></text:p>
              </text:list-item>
            </text:list>
            <text:list text:style-name="L7">
              <text:list-item>
                <text:p text:style-name="P12"><text:span text:style-name="T9"/></text:p>
              </text:list-item>
            </text:list>
            <text:list text:style-name="L6">
              <text:list-item>
                <text:p text:id="id11" text:style-name="P12"><text:span text:style-name="T8"><text:s text:c="4"/></text:span><text:span text:style-name="T8">public</text:span><text:span text:style-name="T9"> String executeFor(Dining dining) {</text:span></text:p>
              </text:list-item>
            </text:list>
            <text:list text:style-name="L7">
              <text:list-item>
                <text:p text:id="id14" text:style-name="P12"><text:span text:style-name="T9"><text:s text:c="8"/></text:span><text:span text:style-name="T9">Map input = </text:span><text:span text:style-name="T8">new</text:span><text:span text:style-name="T9"> HashMap(4);</text:span></text:p>
              </text:list-item>
            </text:list>
            <text:list text:style-name="L7">
              <text:list-item>
                <text:p text:id="id15" text:style-name="P12"><text:span text:style-name="T9"><text:s text:c="8"/></text:span><text:span text:style-name="T9">input.put(</text:span><text:span text:style-name="T10">“amount”</text:span><text:span text:style-name="T9">, dining.getAmount().asBigDecimal());</text:span></text:p>
              </text:list-item>
            </text:list>
            <text:list text:style-name="L7">
              <text:list-item>
                <text:p text:id="id16" text:style-name="P12"><text:span text:style-name="T9"><text:s text:c="8"/></text:span><text:span text:style-name="T9">input.put(</text:span><text:span text:style-name="T10">“credit_card_number”</text:span><text:span text:style-name="T9">, dining.getCreditCardNumber());</text:span></text:p>
              </text:list-item>
            </text:list>
            <text:list text:style-name="L7">
              <text:list-item>
                <text:p text:id="id17" text:style-name="P12"><text:span text:style-name="T9"><text:s text:c="8"/></text:span><text:span text:style-name="T9">input.put(</text:span><text:span text:style-name="T10">“merchant_number”</text:span><text:span text:style-name="T9">, dining.getMerchantNumber());</text:span></text:p>
              </text:list-item>
            </text:list>
            <text:list text:style-name="L7">
              <text:list-item>
                <text:p text:id="id18" text:style-name="P12"><text:span text:style-name="T9"><text:s text:c="8"/></text:span><text:span text:style-name="T9">input.put(</text:span><text:span text:style-name="T10">“day”</text:span><text:span text:style-name="T9">, dining.getDay().asDate());</text:span></text:p>
              </text:list-item>
            </text:list>
            <text:list text:style-name="L7">
              <text:list-item>
                <text:p text:id="id20" text:style-name="P12"><text:span text:style-name="T9"><text:s text:c="8"/></text:span><text:span text:style-name="T9">Map output = execute(input);</text:span></text:p>
              </text:list-item>
            </text:list>
            <text:list text:style-name="L7">
              <text:list-item>
                <text:p text:id="id22" text:style-name="P12"><text:span text:style-name="T11"><text:s text:c="7"/></text:span><text:span text:style-name="T12"><text:s/></text:span><text:span text:style-name="T8">return</text:span><text:span text:style-name="T9"> (String)output.get(</text:span><text:span text:style-name="T10">“confirmation_number”</text:span><text:span text:style-name="T9">);</text:span></text:p>
              </text:list-item>
            </text:list>
            <text:list text:style-name="L7">
              <text:list-item>
                <text:p text:id="id12" text:style-name="P12"><text:span text:style-name="T13"><text:s text:c="3"/></text:span><text:span text:style-name="T14"><text:s/></text:span><text:span text:style-name="T15">}</text:span></text:p>
              </text:list-item>
            </text:list>
            <text:list text:style-name="L7">
              <text:list-item>
                <text:p text:style-name="P12"><text:span text:style-name="T9">} </text:span></text:p>
              </text:list-item>
            </text:list>
          </draw:text-box>
        </draw:frame>
        <draw:g>
          <draw:line draw:style-name="gr1" draw:text-style-name="P13" draw:layer="layout" svg:x1="20.08cm" svg:y1="5.34cm" svg:x2="15.504cm" svg:y2="5.34cm">
            <text:p text:style-name="P4"/>
          </draw:line>
          <draw:custom-shape draw:style-name="gr2" draw:text-style-name="P15" draw:layer="layout" svg:width="4.118cm" svg:height="1.683cm" svg:x="19.851cm" svg:y="4.493cm">
            <text:p text:style-name="P14"><text:span text:style-name="T16">procedure</text:span></text:p>
            <text:p text:style-name="P14"><text:span text:style-name="T16">name</text:span></text:p>
            <draw:enhanced-geometry svg:viewBox="0 0 21600 21600" draw:type="mso-spt202" draw:enhanced-path="M 0 0 L 21600 0 21600 21600 0 21600 0 0 Z N"/>
          </draw:custom-shape>
        </draw:g>
        <draw:g draw:id="id13">
          <draw:line draw:style-name="gr1" draw:text-style-name="P13" draw:layer="layout" svg:x1="16.561cm" svg:y1="11.218cm" svg:x2="12.328cm" svg:y2="11.218cm">
            <text:p text:style-name="P4"/>
          </draw:line>
          <draw:custom-shape draw:style-name="gr3" draw:text-style-name="P15" draw:layer="layout" svg:width="5.504cm" svg:height="1.683cm" svg:x="16.35cm" svg:y="10.372cm">
            <text:p text:style-name="P14"><text:span text:style-name="T16">Typed execute method</text:span></text:p>
            <draw:enhanced-geometry svg:viewBox="0 0 21600 21600" draw:type="mso-spt202" draw:enhanced-path="M 0 0 L 21600 0 21600 21600 0 21600 0 0 Z N"/>
          </draw:custom-shape>
        </draw:g>
        <draw:g draw:id="id6">
          <draw:custom-shape draw:style-name="gr4" draw:text-style-name="P15" draw:layer="layout" svg:width="0.977cm" svg:height="2.328cm" svg:x="1.818cm" svg:y="5.975cm">
            <text:p text:style-name="P4"/>
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" draw:text-style-name="P15" draw:layer="layout" svg:width="2.685cm" svg:height="1.437cm" svg:x="-0.371cm" svg:y="6.187cm">
            <text:p text:style-name="P14"><text:span text:style-name="T17">input</text:span></text:p>
            <text:p text:style-name="P14"><text:span text:style-name="T17">params</text:span></text:p>
            <draw:enhanced-geometry svg:viewBox="0 0 21600 21600" draw:type="mso-spt202" draw:enhanced-path="M 0 0 L 21600 0 21600 21600 0 21600 0 0 Z N"/>
          </draw:custom-shape>
        </draw:g>
        <draw:g draw:id="id8">
          <draw:line draw:style-name="gr1" draw:text-style-name="P13" draw:layer="layout" svg:x1="1.957cm" svg:y1="8.937cm" svg:x2="2.804cm" svg:y2="8.726cm">
            <text:p text:style-name="P4"/>
          </draw:line>
          <draw:custom-shape draw:style-name="gr5" draw:text-style-name="P15" draw:layer="layout" svg:width="2.328cm" svg:height="1.515cm" svg:x="0.052cm" svg:y="8.092cm">
            <text:p text:style-name="P14"><text:span text:style-name="T18">output</text:span></text:p>
            <text:p text:style-name="P14"><text:span text:style-name="T18">param</text:span></text:p>
            <draw:enhanced-geometry svg:viewBox="0 0 21600 21600" draw:type="mso-spt202" draw:enhanced-path="M 0 0 L 21600 0 21600 21600 0 21600 0 0 Z N"/>
          </draw:custom-shape>
        </draw:g>
        <draw:g draw:id="id19">
          <draw:custom-shape draw:style-name="gr4" draw:text-style-name="P15" draw:layer="layout" svg:width="0.847cm" svg:height="2.329cm" svg:x="1.897cm" svg:y="12.23cm">
            <text:p text:style-name="P4"/>
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" draw:text-style-name="P15" draw:layer="layout" svg:width="2.328cm" svg:height="0.888cm" svg:x="0cm" svg:y="12.442cm">
            <text:p text:style-name="P14"><text:span text:style-name="T19">input</text:span></text:p>
            <draw:enhanced-geometry svg:viewBox="0 0 21600 21600" draw:type="mso-spt202" draw:enhanced-path="M 0 0 L 21600 0 21600 21600 0 21600 0 0 Z N"/>
          </draw:custom-shape>
        </draw:g>
        <draw:g draw:id="id21">
          <draw:line draw:style-name="gr1" draw:text-style-name="P13" draw:layer="layout" svg:x1="15.755cm" svg:y1="15.063cm" svg:x2="10.129cm" svg:y2="15.063cm">
            <text:p text:style-name="P4"/>
          </draw:line>
          <draw:custom-shape draw:style-name="gr3" draw:text-style-name="P15" draw:layer="layout" svg:width="6.359cm" svg:height="0.972cm" svg:x="14.776cm" svg:y="14.216cm">
            <text:p text:style-name="P14"><text:span text:style-name="T16">Runs the procedure</text:span></text:p>
            <draw:enhanced-geometry svg:viewBox="0 0 21600 21600" draw:type="mso-spt202" draw:enhanced-path="M 0 0 L 21600 0 21600 21600 0 21600 0 0 Z N"/>
          </draw:custom-shape>
        </draw:g>
        <draw:g draw:id="id10">
          <draw:line draw:style-name="gr1" draw:text-style-name="P13" draw:layer="layout" svg:x1="8.596cm" svg:y1="9.474cm" svg:x2="5.421cm" svg:y2="9.262cm">
            <text:p text:style-name="P4"/>
          </draw:line>
          <draw:custom-shape draw:style-name="gr2" draw:text-style-name="P15" draw:layer="layout" svg:width="6.561cm" svg:height="0.972cm" svg:x="8.174cm" svg:y="8.839cm">
            <text:p text:style-name="P14"><text:span text:style-name="T16">prepares the SQL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5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Topics in this Session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Executing a stored procedure</text:span></text:p>
              </text:list-item>
            </text:list>
            <text:list text:style-name="L3">
              <text:list-item>
                <text:p text:style-name="P6"><text:span text:style-name="T5">Executing batch updates</text:span></text:p>
              </text:list-item>
            </text:list>
            <text:list text:style-name="L3">
              <text:list-item>
                <text:p text:style-name="P6"><text:span text:style-name="T2">Extracting native resources</text:span></text:p>
              </text:list-item>
            </text:list>
            <text:list text:style-name="L3">
              <text:list-item>
                <text:p text:style-name="P6"><text:span text:style-name="T2">Handling large objects (LOBs)</text:span></text:p>
              </text:list-item>
            </text:list>
            <text:list text:style-name="L3">
              <text:list-item>
                <text:p text:style-name="P6"><text:span text:style-name="T2">Customizing exception translation</text:span></text:p>
              </text:list-item>
            </text:list>
            <text:list text:style-name="L3">
              <text:list-item>
                <text:p text:style-name="P6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6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ecuting Batch Updates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Executing Batch Update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Useful when you need to execute multiple inserts or updates as a group</text:p>
              </text:list-item>
            </text:list>
            <text:list text:style-name="L3">
              <text:list-item>
                <text:list>
                  <text:list-item>
                    <text:p text:style-name="P11">Reduces round-trips to the data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an result in a DBMS optimizatio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7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atch Update Illustrated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Batch Update Illustrated</text:p>
          </draw:text-box>
        </draw:frame>
        <draw:custom-shape draw:style-name="gr6" draw:text-style-name="P15" draw:id="id31" draw:layer="layout" svg:width="5.08cm" svg:height="3.374cm" svg:x="16.298cm" svg:y="12.488cm">
          <text:p text:style-name="P14"><text:span text:style-name="T20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5" draw:id="id33" draw:layer="layout" svg:width="7.196cm" svg:height="1.905cm" svg:x="9.102cm" svg:y="13.123cm">
          <text:p text:style-name="P14"><text:span text:style-name="T20">Batch 1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g draw:id="id32">
          <draw:custom-shape draw:style-name="gr8" draw:text-style-name="P15" draw:layer="layout" svg:width="6.562cm" svg:height="5.08cm" svg:x="2.54cm" svg:y="11.43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5" draw:layer="layout" svg:width="6.562cm" svg:height="1.683cm" svg:x="2.54cm" svg:y="13.123cm">
            <text:p text:style-name="P14"><text:span text:style-name="T16">Application</text:span></text:p>
            <text:p text:style-name="P14"><text:span text:style-name="T16">With Batching</text:span></text:p>
            <draw:enhanced-geometry svg:viewBox="0 0 21600 21600" draw:type="rectangle" draw:enhanced-path="M 0 0 L 21600 0 21600 21600 0 21600 0 0 Z N"/>
          </draw:custom-shape>
        </draw:g>
        <draw:g draw:id="id38">
          <draw:line draw:style-name="gr9" draw:text-style-name="P13" draw:layer="layout" svg:x1="14.182cm" svg:y1="17.356cm" svg:x2="11.598cm" svg:y2="15.239cm">
            <text:p text:style-name="P4"/>
          </draw:line>
          <draw:custom-shape draw:style-name="gr10" draw:text-style-name="P15" draw:layer="layout" svg:width="6.314cm" svg:height="1.205cm" svg:x="11.858cm" svg:y="17.357cm">
            <text:p text:style-name="P16"><text:span text:style-name="T21">Batch size = 25</text:span></text:p>
            <draw:enhanced-geometry svg:viewBox="0 0 21600 21600" draw:type="mso-spt202" draw:enhanced-path="M 0 0 L 21600 0 21600 21600 0 21600 0 0 Z N"/>
          </draw:custom-shape>
        </draw:g>
        <draw:custom-shape draw:style-name="gr6" draw:text-style-name="P15" draw:id="id23" draw:layer="layout" svg:width="5.08cm" svg:height="3.373cm" svg:x="16.298cm" svg:y="6.368cm">
          <text:p text:style-name="P14"><text:span text:style-name="T20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5" draw:id="id25" draw:layer="layout" svg:width="7.196cm" svg:height="1.905cm" svg:x="9.102cm" svg:y="7.003cm">
          <text:p text:style-name="P14"><text:span text:style-name="T20">Update 1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g draw:id="id24">
          <draw:custom-shape draw:style-name="gr8" draw:text-style-name="P15" draw:layer="layout" svg:width="6.562cm" svg:height="5.08cm" svg:x="2.54cm" svg:y="5.292cm">
            <text:p text:style-name="P4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5" draw:layer="layout" svg:width="6.562cm" svg:height="1.683cm" svg:x="2.54cm" svg:y="6.985cm">
            <text:p text:style-name="P14"><text:span text:style-name="T16">Application</text:span></text:p>
            <text:p text:style-name="P14"><text:span text:style-name="T16">Without Batching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5" draw:layer="layout" svg:width="12.076cm" svg:height="1.205cm" svg:x="2.547cm" svg:y="3.81cm">
          <text:p text:style-name="P16"><text:span text:style-name="T21">Requirement: update 100 rows</text:span></text:p>
          <draw:enhanced-geometry svg:viewBox="0 0 21600 21600" draw:type="mso-spt202" draw:enhanced-path="M 0 0 L 21600 0 21600 21600 0 21600 0 0 Z N"/>
        </draw:custom-shape>
        <draw:custom-shape draw:style-name="gr7" draw:text-style-name="P15" draw:id="id34" draw:layer="layout" svg:width="7.196cm" svg:height="1.905cm" svg:x="9.102cm" svg:y="13.123cm">
          <text:p text:style-name="P14"><text:span text:style-name="T20">Batch 2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" draw:text-style-name="P15" draw:id="id35" draw:layer="layout" svg:width="7.196cm" svg:height="1.905cm" svg:x="9.102cm" svg:y="13.123cm">
          <text:p text:style-name="P14"><text:span text:style-name="T20">Batch 3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" draw:text-style-name="P15" draw:id="id36" draw:layer="layout" svg:width="7.196cm" svg:height="1.905cm" svg:x="9.102cm" svg:y="13.123cm">
          <text:p text:style-name="P14"><text:span text:style-name="T20">Batch 4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" draw:text-style-name="P15" draw:id="id26" draw:layer="layout" svg:width="7.196cm" svg:height="1.905cm" svg:x="9.102cm" svg:y="6.985cm">
          <text:p text:style-name="P14"><text:span text:style-name="T20">Update 2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" draw:text-style-name="P15" draw:id="id27" draw:layer="layout" svg:width="7.196cm" svg:height="1.905cm" svg:x="9.102cm" svg:y="6.985cm">
          <text:p text:style-name="P14"><text:span text:style-name="T20">Update 3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" draw:text-style-name="P15" draw:id="id28" draw:layer="layout" svg:width="7.196cm" svg:height="1.905cm" svg:x="9.102cm" svg:y="6.985cm">
          <text:p text:style-name="P14"><text:span text:style-name="T20">Update …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7" draw:text-style-name="P15" draw:id="id29" draw:layer="layout" svg:width="7.196cm" svg:height="1.905cm" svg:x="9.102cm" svg:y="6.985cm">
          <text:p text:style-name="P14"><text:span text:style-name="T20">Update 100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0" draw:text-style-name="P15" draw:id="id30" draw:layer="layout" svg:width="2.665cm" svg:height="3.093cm" svg:x="21.926cm" svg:y="6.756cm">
          <text:p text:style-name="P14"><text:span text:style-name="T21">101</text:span></text:p>
          <text:p text:style-name="P14"><text:span text:style-name="T21">round</text:span></text:p>
          <text:p text:style-name="P14"><text:span text:style-name="T21">trips</text:span></text:p>
          <draw:enhanced-geometry svg:viewBox="0 0 21600 21600" draw:type="mso-spt202" draw:enhanced-path="M 0 0 L 21600 0 21600 21600 0 21600 0 0 Z N"/>
        </draw:custom-shape>
        <draw:custom-shape draw:style-name="gr10" draw:text-style-name="P15" draw:id="id37" draw:layer="layout" svg:width="2.665cm" svg:height="3.093cm" svg:x="22.019cm" svg:y="12.7cm">
          <text:p text:style-name="P14"><text:span text:style-name="T21">5</text:span></text:p>
          <text:p text:style-name="P14"><text:span text:style-name="T21">round</text:span></text:p>
          <text:p text:style-name="P14"><text:span text:style-name="T21">trip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8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Batch Update Support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Spring’s Batch Update Support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Most useful for updating a large number of rows in the same table</text:span></text:p>
              </text:list-item>
            </text:list>
            <text:list text:style-name="L3">
              <text:list-item>
                <text:p text:style-name="P10"><text:span text:style-name="T6">Two option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Use the </text:span><text:span text:style-name="T7">JdbcTemplate</text:span><text:span text:style-name="T6"> </text:span><text:span text:style-name="T7">batchUpdate</text:span><text:span text:style-name="T6"> metho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Extend </text:span><text:span text:style-name="T7">BatchSqlUp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9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sing JdbcTemplate batchUpdate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6">Using JdbcTemplate batchUpdate</text:span></text:p>
          </draw:text-box>
        </draw:frame>
        <draw:frame presentation:style-name="pr9" draw:text-style-name="P7" draw:id="id39" draw:layer="layout" svg:width="23.495cm" svg:height="11.431cm" svg:x="1.057cm" svg:y="3.81cm" presentation:class="outline" presentation:user-transformed="true">
          <draw:text-box>
            <text:list text:style-name="L8">
              <text:list-item>
                <text:p text:id="id40" text:style-name="P17"><text:span text:style-name="T22">public void</text:span><text:span text:style-name="T23"> insertRestaurantBatch(</text:span><text:span text:style-name="T22">final</text:span><text:span text:style-name="T23"> List&lt;Restaurant&gt; batch) {</text:span></text:p>
              </text:list-item>
            </text:list>
            <text:list text:style-name="L7">
              <text:list-item>
                <text:p text:id="id41" text:style-name="P17"><text:span text:style-name="T23"><text:s text:c="4"/></text:span><text:span text:style-name="T23">String sql = </text:span><text:span text:style-name="T24">“insert into t_restaurant (number, name, …) values (?, ?, …)”</text:span><text:span text:style-name="T23">;</text:span></text:p>
              </text:list-item>
            </text:list>
            <text:list text:style-name="L7">
              <text:list-item>
                <text:p text:id="id42" text:style-name="P17"><text:span text:style-name="T23"><text:s text:c="4"/></text:span><text:span text:style-name="T23">getJdbcTemplate().batchUpdate(sql, </text:span><text:span text:style-name="T22">new</text:span><text:span text:style-name="T23"> BatchPreparedStatementSetter() {</text:span></text:p>
              </text:list-item>
            </text:list>
            <text:list text:style-name="L7">
              <text:list-item>
                <text:p text:id="id43" text:style-name="P17"><text:span text:style-name="T23"><text:s text:c="10"/></text:span><text:span text:style-name="T22">public int</text:span><text:span text:style-name="T23"> getBatchSize() {</text:span></text:p>
              </text:list-item>
            </text:list>
            <text:list text:style-name="L7">
              <text:list-item>
                <text:p text:id="id44" text:style-name="P17"><text:span text:style-name="T23"><text:s text:c="14"/></text:span><text:span text:style-name="T22">return</text:span><text:span text:style-name="T23"> batch.size();</text:span></text:p>
              </text:list-item>
            </text:list>
            <text:list text:style-name="L7">
              <text:list-item>
                <text:p text:id="id45" text:style-name="P17"><text:span text:style-name="T23"><text:s text:c="10"/></text:span><text:span text:style-name="T23">}</text:span></text:p>
              </text:list-item>
            </text:list>
            <text:list text:style-name="L7">
              <text:list-item>
                <text:p text:id="id46" text:style-name="P17"><text:span text:style-name="T23"><text:s text:c="10"/></text:span><text:span text:style-name="T22">public void</text:span><text:span text:style-name="T23"> setValues(PreparedStatement ps, </text:span><text:span text:style-name="T25">int</text:span><text:span text:style-name="T23"> i) throws SQLException {</text:span></text:p>
              </text:list-item>
            </text:list>
            <text:list text:style-name="L7">
              <text:list-item>
                <text:p text:id="id47" text:style-name="P17"><text:span text:style-name="T23"><text:s text:c="14"/></text:span><text:span text:style-name="T23">Restaurant restaurant = batch.get(i);</text:span></text:p>
              </text:list-item>
            </text:list>
            <text:list text:style-name="L7">
              <text:list-item>
                <text:p text:id="id48" text:style-name="P17"><text:span text:style-name="T23"><text:s text:c="14"/></text:span><text:span text:style-name="T23">ps.setString(1, restaurant.getNumber());</text:span></text:p>
              </text:list-item>
            </text:list>
            <text:list text:style-name="L7">
              <text:list-item>
                <text:p text:id="id49" text:style-name="P17"><text:span text:style-name="T23"><text:s text:c="14"/></text:span><text:span text:style-name="T23">ps.setString(2, restaurant.getName());</text:span></text:p>
              </text:list-item>
            </text:list>
            <text:list text:style-name="L7">
              <text:list-item>
                <text:p text:id="id50" text:style-name="P17"><text:span text:style-name="T23"><text:s text:c="14"/>…</text:span></text:p>
              </text:list-item>
            </text:list>
            <text:list text:style-name="L7">
              <text:list-item>
                <text:p text:id="id51" text:style-name="P17"><text:span text:style-name="T23"><text:s text:c="10"/></text:span><text:span text:style-name="T23">}</text:span></text:p>
              </text:list-item>
            </text:list>
            <text:list text:style-name="L7">
              <text:list-item>
                <text:p text:id="id52" text:style-name="P17"><text:span text:style-name="T23"><text:s text:c="4"/></text:span><text:span text:style-name="T23">});</text:span></text:p>
              </text:list-item>
            </text:list>
            <text:list text:style-name="L7">
              <text:list-item>
                <text:p text:id="id53" text:style-name="P17"><text:span text:style-name="T23">}</text:span></text:p>
              </text:list-item>
            </text:list>
          </draw:text-box>
        </draw:frame>
        <draw:custom-shape draw:style-name="gr11" draw:text-style-name="P15" draw:id="id54" draw:layer="layout" svg:width="13.335cm" svg:height="8.232cm" svg:x="8.467cm" svg:y="11.43cm">
          <text:p text:id="id55" text:style-name="P18"><text:span text:style-name="T26">class</text:span><text:span text:style-name="T27"> JdbcTemplate {</text:span></text:p>
          <text:p text:id="id56" text:style-name="P18"><text:span text:style-name="T28"><text:s text:c="4"/></text:span><text:span text:style-name="T28">public int</text:span><text:span text:style-name="T27"> batchUpdate(sql, callback) {</text:span></text:p>
          <text:p text:id="id57" text:style-name="P18"><text:span text:style-name="T27"><text:s text:c="8"/></text:span><text:span text:style-name="T29">// acquire connection</text:span></text:p>
          <text:p text:id="id58" text:style-name="P18"><text:span text:style-name="T29"><text:s text:c="8"/></text:span><text:span text:style-name="T29">// prepare statement</text:span></text:p>
          <text:p text:id="id59" text:style-name="P18"><text:span text:style-name="T29"><text:s text:c="8"/></text:span><text:span text:style-name="T29">// for i = 0 to batch size</text:span></text:p>
          <text:p text:id="id60" text:style-name="P18"><text:span text:style-name="T27"><text:s text:c="12"/></text:span><text:span text:style-name="T27">callback.setValues(stmt, i);</text:span></text:p>
          <text:p text:id="id61" text:style-name="P18"><text:span text:style-name="T27"><text:s text:c="12"/></text:span><text:span text:style-name="T27">stmt.addBatch();</text:span></text:p>
          <text:p text:id="id62" text:style-name="P18"><text:span text:style-name="T27"><text:s text:c="8"/></text:span><text:span text:style-name="T26">return</text:span><text:span text:style-name="T27"> stmt.executeBatch();</text:span></text:p>
          <text:p text:id="id63" text:style-name="P18"><text:span text:style-name="T27"><text:s text:c="8"/></text:span><text:span text:style-name="T29">// release connection</text:span></text:p>
          <text:p text:id="id64" text:style-name="P18"><text:span text:style-name="T27"><text:s text:c="4"/></text:span><text:span text:style-name="T27">}</text:span></text:p>
          <text:p text:id="id65" text:style-name="P18"><text:span text:style-name="T27">}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" anim:sub-item="background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4" anim:sub-item="background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57" anim:sub-item="text" smil:attributeName="color" smil:to="#ff00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57" anim:sub-item="text" smil:attributeName="color" smil:to="#3f7f7f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58" anim:sub-item="text" smil:attributeName="color" smil:to="#ff00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58" anim:sub-item="text" smil:attributeName="color" smil:to="#3f7f7f" anim:color-interpolation="rgb" anim:color-interpolation-direction="clockwise"/>
                </anim:par>
                <anim:par anim:id="id66"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59" anim:sub-item="text" smil:attributeName="color" smil:to="#ff0000" anim:color-interpolation="rgb" anim:color-interpolation-direction="clockwise"/>
                </anim:par>
              </anim:par>
            </anim:par>
            <anim:par smil:begin="next" smil:fill="hold">
              <anim:par smil:begin="0s" smil:fill="hold">
                <anim:par anim:id="id67" smil:begin="0s" smil:end="next" smil:fill="hold" smil:repeatCount="indefinite" presentation:node-type="on-click" presentation:preset-class="emphasis" presentation:preset-id="ooo-emphasis-font-color" presentation:preset-sub-type="2">
                  <anim:animateColor smil:dur="0.5s" smil:fill="hold" smil:targetElement="id60" anim:sub-item="text" smil:attributeName="color" smil:to="#ff0000" anim:color-interpolation="rgb" anim:color-interpolation-direction="clockwise"/>
                </anim:par>
                <anim:par anim:id="id68" smil:begin="0s" smil:end="next" smil:fill="hold" smil:repeatCount="indefinite" presentation:node-type="with-previous" presentation:preset-class="emphasis" presentation:preset-id="ooo-emphasis-font-color" presentation:preset-sub-type="2">
                  <anim:animateColor smil:dur="0.5s" smil:fill="hold" smil:targetElement="id61" anim:sub-item="text" smil:attributeName="color" smil:to="#ff0000" anim:color-interpolation="rgb" anim:color-interpolation-direction="clockwise"/>
                </anim:par>
                <anim:par anim:id="id69" smil:begin="0s" smil:end="next" smil:fill="hold" smil:repeatCount="indefinite" presentation:node-type="with-previous" presentation:preset-class="emphasis" presentation:preset-id="ooo-emphasis-font-color" presentation:preset-sub-type="2">
                  <anim:animateColor smil:dur="0.5s" smil:fill="hold" smil:targetElement="id46" anim:sub-item="text" smil:attributeName="color" smil:to="#ff0000" anim:color-interpolation="rgb" anim:color-interpolation-direction="clockwise"/>
                </anim:par>
                <anim:animateColor smil:begin="0s" smil:dur="0.001s" smil:fill="hold" presentation:master-element="id66" smil:targetElement="id59" anim:sub-item="text" smil:attributeName="dim" smil:to="#3f7f7f" anim:color-interpolation="rgb" anim:color-interpolation-direction="clockwise"/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62" anim:sub-item="text" smil:attributeName="color" smil:to="#ff0000" anim:color-interpolation="rgb" anim:color-interpolation-direction="clockwise"/>
                </anim:par>
                <anim:animateColor smil:begin="0s" smil:dur="0.001s" smil:fill="hold" presentation:master-element="id67" smil:targetElement="id60" anim:sub-item="text" smil:attributeName="dim" smil:to="#000000" anim:color-interpolation="rgb" anim:color-interpolation-direction="clockwise"/>
                <anim:animateColor smil:begin="0s" smil:dur="0.001s" smil:fill="hold" presentation:master-element="id68" smil:targetElement="id61" anim:sub-item="text" smil:attributeName="dim" smil:to="#000000" anim:color-interpolation="rgb" anim:color-interpolation-direction="clockwise"/>
                <anim:animateColor smil:begin="0s" smil:dur="0.001s" smil:fill="hold" presentation:master-element="id69" smil:targetElement="id46" anim:sub-item="text" smil:attributeName="dim" smil:to="#000000" anim:color-interpolation="rgb" anim:color-interpolation-direction="clockwise"/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62" anim:sub-item="text" smil:attributeName="color" smil:to="#000000" anim:color-interpolation="rgb" anim:color-interpolation-direction="clockwise"/>
                </anim:par>
                <anim:par anim:id="id70"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3" anim:sub-item="text" smil:attributeName="color" smil:to="#ff0000" anim:color-interpolation="rgb" anim:color-interpolation-direction="clockwise"/>
                </anim:par>
              </anim:par>
            </anim:par>
            <anim:par smil:begin="next">
              <anim:par smil:begin="0s">
                <anim:animateColor smil:dur="0.001s" smil:fill="hold" presentation:master-element="id70" smil:targetElement="id63" anim:sub-item="text" smil:attributeName="dim" smil:to="#3f7f7f" anim:color-interpolation="rgb" anim:color-interpolation-direction="clockwise"/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0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ending BatchSqlUpdate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6">Extending BatchSqlUpdate</text:span></text:p>
          </draw:text-box>
        </draw:frame>
        <draw:custom-shape draw:style-name="gr11" draw:text-style-name="P15" draw:layer="layout" svg:width="22.225cm" svg:height="10.41cm" svg:x="2.117cm" svg:y="4.022cm">
          <text:p text:style-name="P18"><text:span text:style-name="T26">class</text:span><text:span text:style-name="T27"> RestaurantLoader extends BatchSqlUpdate {</text:span></text:p>
          <text:p text:style-name="P19"><text:span text:style-name="T30"><text:s text:c="4"/></text:span><text:span text:style-name="T31">public</text:span><text:span text:style-name="T32"> RestaurantLoader(DataSource dataSource) {</text:span></text:p>
          <text:p text:style-name="P19"><text:span text:style-name="T32"><text:s text:c="8"/></text:span><text:span text:style-name="T31">super</text:span><text:span text:style-name="T32">(dataSource, </text:span><text:span text:style-name="T33">“insert into t_restaurant values (number, name…”</text:span><text:span text:style-name="T32">);</text:span></text:p>
          <text:p text:style-name="P19"><text:span text:style-name="T32"><text:s text:c="8"/></text:span><text:span text:style-name="T32">declareParameter(new SqlParameter(</text:span><text:span text:style-name="T33">“number”</text:span><text:span text:style-name="T32">, Types.String));</text:span></text:p>
          <text:p text:style-name="P19"><text:span text:style-name="T32"><text:s text:c="8"/></text:span><text:span text:style-name="T32">declareParameter(new SqlParameter(</text:span><text:span text:style-name="T33">“name”</text:span><text:span text:style-name="T32">, Types.String));</text:span></text:p>
          <text:p text:style-name="P19"><text:span text:style-name="T32"><text:s text:c="8"/></text:span><text:span text:style-name="T32">compile();</text:span></text:p>
          <text:p text:style-name="P19"><text:span text:style-name="T32"><text:s text:c="4"/></text:span><text:span text:style-name="T32">}</text:span></text:p>
          <text:p text:id="id71" text:style-name="P19"><text:span text:style-name="T34"><text:s text:c="4"/></text:span><text:span text:style-name="T34">public void</text:span><text:span text:style-name="T32"> load(List&lt;Restaurant&gt; batch) {</text:span></text:p>
          <text:p text:id="id74" text:style-name="P19"><text:span text:style-name="T32"><text:s text:c="8"/></text:span><text:span text:style-name="T31">for</text:span><text:span text:style-name="T32"> (Restaurant r : batch) {</text:span></text:p>
          <text:p text:id="id75" text:style-name="P19"><text:span text:style-name="T32"><text:s text:c="12"/></text:span><text:span text:style-name="T32">update(new Object[] { r.getNumber(), r.getName() });</text:span></text:p>
          <text:p text:id="id76" text:style-name="P19"><text:span text:style-name="T32"><text:s text:c="8"/></text:span><text:span text:style-name="T32">}</text:span></text:p>
          <text:p text:id="id78" text:style-name="P19"><text:span text:style-name="T32"><text:s text:c="8"/></text:span><text:span text:style-name="T32">flush();</text:span></text:p>
          <text:p text:id="id73" text:style-name="P19"><text:span text:style-name="T32"><text:s text:c="4"/></text:span><text:span text:style-name="T32">}</text:span></text:p>
          <text:p text:style-name="P18"><text:span text:style-name="T27">}</text:span></text:p>
          <draw:enhanced-geometry svg:viewBox="0 0 21600 21600" draw:type="mso-spt202" draw:enhanced-path="M 0 0 L 21600 0 21600 21600 0 21600 0 0 Z N"/>
        </draw:custom-shape>
        <draw:frame presentation:style-name="pr10" draw:text-style-name="P7" draw:id="id80" draw:layer="layout" svg:width="20.108cm" svg:height="4.234cm" svg:x="4.445cm" svg:y="13.546cm" presentation:class="outline" presentation:user-transformed="true">
          <draw:text-box>
            <text:list text:style-name="L7">
              <text:list-item>
                <text:p text:style-name="P17"><text:span text:style-name="T23">RestaurantLoader loader = </text:span><text:span text:style-name="T22">new</text:span><text:span text:style-name="T23"> ResturantLoader(dataSource);</text:span></text:p>
              </text:list-item>
            </text:list>
            <text:list text:style-name="L9">
              <text:list-item>
                <text:p text:style-name="P17"><text:span text:style-name="T35">// open file</text:span></text:p>
              </text:list-item>
            </text:list>
            <text:list text:style-name="L9">
              <text:list-item>
                <text:p text:style-name="P17"><text:span text:style-name="T35">// for each batch in file</text:span></text:p>
              </text:list-item>
            </text:list>
            <text:list text:style-name="L7">
              <text:list-item>
                <text:p text:style-name="P17"><text:span text:style-name="T23"><text:s text:c="4"/></text:span><text:span text:style-name="T23">loader.load(batch);</text:span></text:p>
              </text:list-item>
            </text:list>
            <text:list text:style-name="L9">
              <text:list-item>
                <text:p text:style-name="P17"><text:span text:style-name="T35">// close file</text:span></text:p>
              </text:list-item>
            </text:list>
          </draw:text-box>
        </draw:frame>
        <draw:g draw:id="id72">
          <draw:line draw:style-name="gr1" draw:text-style-name="P13" draw:layer="layout" svg:x1="19.472cm" svg:y1="9.737cm" svg:x2="15.239cm" svg:y2="9.737cm">
            <text:p text:style-name="P4"/>
          </draw:line>
          <draw:custom-shape draw:style-name="gr3" draw:text-style-name="P15" draw:layer="layout" svg:width="3.81cm" svg:height="2.394cm" svg:x="19.261cm" svg:y="8.89cm">
            <text:p text:style-name="P14"><text:span text:style-name="T16">Typed</text:span></text:p>
            <text:p text:style-name="P14"><text:span text:style-name="T16">execute method</text:span></text:p>
            <draw:enhanced-geometry svg:viewBox="0 0 21600 21600" draw:type="mso-spt202" draw:enhanced-path="M 0 0 L 21600 0 21600 21600 0 21600 0 0 Z N"/>
          </draw:custom-shape>
        </draw:g>
        <draw:g draw:id="id79">
          <draw:line draw:style-name="gr1" draw:text-style-name="P13" draw:layer="layout" svg:x1="9.288cm" svg:y1="12.575cm" svg:x2="5.69cm" svg:y2="12.575cm">
            <text:p text:style-name="P4"/>
          </draw:line>
          <draw:custom-shape draw:style-name="gr2" draw:text-style-name="P15" draw:layer="layout" svg:width="6.117cm" svg:height="0.972cm" svg:x="9.076cm" svg:y="12.151cm">
            <text:p text:style-name="P14"><text:span text:style-name="T16">Execute the batch</text:span></text:p>
            <draw:enhanced-geometry svg:viewBox="0 0 21600 21600" draw:type="mso-spt202" draw:enhanced-path="M 0 0 L 21600 0 21600 21600 0 21600 0 0 Z N"/>
          </draw:custom-shape>
        </draw:g>
        <draw:g draw:id="id77">
          <draw:line draw:style-name="gr1" draw:text-style-name="P13" draw:layer="layout" svg:x1="17.594cm" svg:y1="12.254cm" svg:x2="13.996cm" svg:y2="11.619cm">
            <text:p text:style-name="P4"/>
          </draw:line>
          <draw:custom-shape draw:style-name="gr2" draw:text-style-name="P15" draw:layer="layout" svg:width="6.116cm" svg:height="0.972cm" svg:x="17.383cm" svg:y="11.832cm">
            <text:p text:style-name="P14"><text:span text:style-name="T16">Add to the batch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1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Topics in this Session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Executing a stored procedure</text:span></text:p>
              </text:list-item>
            </text:list>
            <text:list text:style-name="L3">
              <text:list-item>
                <text:p text:style-name="P6"><text:span text:style-name="T2">Executing batch updates</text:span></text:p>
              </text:list-item>
            </text:list>
            <text:list text:style-name="L3">
              <text:list-item>
                <text:p text:style-name="P6"><text:span text:style-name="T5">Extracting native resources</text:span></text:p>
              </text:list-item>
            </text:list>
            <text:list text:style-name="L3">
              <text:list-item>
                <text:p text:style-name="P6"><text:span text:style-name="T2">Handling large objects (LOBs)</text:span></text:p>
              </text:list-item>
            </text:list>
            <text:list text:style-name="L3">
              <text:list-item>
                <text:p text:style-name="P6"><text:span text:style-name="T2">Customizing exception translation</text:span></text:p>
              </text:list-item>
            </text:list>
            <text:list text:style-name="L3">
              <text:list-item>
                <text:p text:style-name="P6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2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racting Native Resources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Extracting Native Resource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A pooling <text:span text:style-name="T36">DataSource</text:span> wraps its resources</text:p>
              </text:list-item>
            </text:list>
            <text:list text:style-name="L3">
              <text:list-item>
                <text:list>
                  <text:list-item>
                    <text:p text:style-name="P11">Connections, Statements, etc</text:p>
                  </text:list-item>
                </text:list>
              </text:list-item>
            </text:list>
            <text:list text:style-name="L3">
              <text:list-item>
                <text:p text:style-name="P10">So those resources can be pooled</text:p>
              </text:list-item>
            </text:list>
            <text:list text:style-name="L3">
              <text:list-item>
                <text:list>
                  <text:list-item>
                    <text:p text:style-name="P11">Calling <text:span text:style-name="T36">close()</text:span> returns the resource to the pool</text:p>
                  </text:list-item>
                </text:list>
              </text:list-item>
            </text:list>
            <text:list text:style-name="L3">
              <text:list-item>
                <text:p text:style-name="P10">This presents a challenge when access to the native resource is required</text:p>
              </text:list-item>
            </text:list>
            <text:list text:style-name="L3">
              <text:list-item>
                <text:list>
                  <text:list-item>
                    <text:p text:style-name="P11">Cannot simply down ca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ust <text:span text:style-name="T37">extract</text:span> the native resource from its wrapper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Native Jdbc Extractor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6">Spring’s Native Jdbc Extractor</text:span></text:p>
          </draw:text-box>
        </draw:frame>
        <draw:frame presentation:style-name="pr5" draw:text-style-name="P7" draw:layer="layout" svg:width="21.855cm" svg:height="11.298cm" svg:x="1.745cm" svg:y="4.657cm" presentation:class="outline" presentation:user-transformed="true">
          <draw:text-box>
            <text:list text:style-name="L3">
              <text:list-item>
                <text:p text:style-name="P6"><text:span text:style-name="T6">Extracts native JDBC resources for you</text:span></text:p>
              </text:list-item>
            </text:list>
            <text:list text:style-name="L3">
              <text:list-item>
                <text:p text:style-name="P6"><text:span text:style-name="T6">Implementations exist for the major connection pool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Apache Commons DBC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c3p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BEA Weblogic 6.1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IBM Websphere 4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6">JBos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Generic ‘simple’ implementation works with most others</text:span></text:p>
              </text:list-item>
            </text:list>
            <text:list text:style-name="L3">
              <text:list-item>
                <text:p text:style-name="P21"><text:span text:style-name="T6"/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4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ing a NativeJdbcExtractor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38">Configuring a NativeJdbcExtractor</text:span></text:p>
          </draw:text-box>
        </draw:frame>
        <draw:frame presentation:style-name="pr11" draw:text-style-name="P7" draw:layer="layout" svg:width="22.437cm" svg:height="11.219cm" svg:x="1.692cm" svg:y="5.08cm" presentation:class="outline" presentation:user-transformed="true">
          <draw:text-box>
            <text:list text:style-name="L9">
              <text:list-item>
                <text:p text:style-name="P17"><text:span text:style-name="T35">&lt;bean </text:span><text:span text:style-name="T22">id</text:span><text:span text:style-name="T23">=</text:span><text:span text:style-name="T39">“accountRepository”</text:span><text:span text:style-name="T35"> </text:span><text:span text:style-name="T22">class</text:span><text:span text:style-name="T23">=</text:span><text:span text:style-name="T39">“example.JdbcAccountRepository”</text:span><text:span text:style-name="T35">&gt;</text:span></text:p>
              </text:list-item>
            </text:list>
            <text:list text:style-name="L9">
              <text:list-item>
                <text:p text:style-name="P17"><text:span text:style-name="T35"><text:s text:c="4"/></text:span><text:span text:style-name="T35">&lt;property </text:span><text:span text:style-name="T22">name</text:span><text:span text:style-name="T23">=</text:span><text:span text:style-name="T39">“jdbcTemplate”</text:span><text:span text:style-name="T35"> </text:span><text:span text:style-name="T22">ref</text:span><text:span text:style-name="T23">=</text:span><text:span text:style-name="T39">“jdbcTemplate” </text:span><text:span text:style-name="T35">/&gt;</text:span></text:p>
              </text:list-item>
            </text:list>
            <text:list text:style-name="L9">
              <text:list-item>
                <text:p text:style-name="P17"><text:span text:style-name="T35">&lt;/bean&gt;</text:span></text:p>
              </text:list-item>
            </text:list>
            <text:list text:style-name="L9">
              <text:list-item>
                <text:p text:style-name="P17"><text:span text:style-name="T35"/></text:p>
              </text:list-item>
            </text:list>
            <text:list text:style-name="L9">
              <text:list-item>
                <text:p text:style-name="P17"><text:span text:style-name="T35">&lt;bean </text:span><text:span text:style-name="T22">id</text:span><text:span text:style-name="T23">=</text:span><text:span text:style-name="T39">“jdbcTemplate”</text:span></text:p>
              </text:list-item>
            </text:list>
            <text:list text:style-name="L9">
              <text:list-item>
                <text:p text:style-name="P17"><text:span text:style-name="T35"><text:s text:c="6"/></text:span><text:span text:style-name="T22">class</text:span><text:span text:style-name="T23">=</text:span><text:span text:style-name="T39">“org.springframework.jdbc.core.JdbcTemplate”</text:span><text:span text:style-name="T35">&gt;</text:span></text:p>
              </text:list-item>
            </text:list>
            <text:list text:style-name="L9">
              <text:list-item>
                <text:p text:style-name="P17"><text:span text:style-name="T35"><text:s text:c="4"/></text:span><text:span text:style-name="T35">&lt;property </text:span><text:span text:style-name="T22">name</text:span><text:span text:style-name="T23">=</text:span><text:span text:style-name="T39">“dataSource”</text:span><text:span text:style-name="T35"> </text:span><text:span text:style-name="T22">ref</text:span><text:span text:style-name="T23">=</text:span><text:span text:style-name="T39">“dataSource” </text:span><text:span text:style-name="T35">/&gt;</text:span></text:p>
              </text:list-item>
            </text:list>
            <text:list text:style-name="L9">
              <text:list-item>
                <text:p text:style-name="P17"><text:span text:style-name="T35"><text:s text:c="4"/></text:span><text:span text:style-name="T35">&lt;property</text:span><text:span text:style-name="T23"> </text:span><text:span text:style-name="T25">name</text:span><text:span text:style-name="T23">=</text:span><text:span text:style-name="T39">“nativeJdbcExtractor”</text:span><text:span text:style-name="T23">&gt;</text:span></text:p>
              </text:list-item>
            </text:list>
            <text:list text:style-name="L9">
              <text:list-item>
                <text:p text:style-name="P17"><text:span text:style-name="T35"><text:s text:c="8"/></text:span><text:span text:style-name="T35">&lt;bean</text:span><text:span text:style-name="T23"> </text:span><text:span text:style-name="T25">class</text:span><text:span text:style-name="T23">=</text:span><text:span text:style-name="T39">“org.springframework.jdbc.support.nativejdbc.</text:span></text:p>
              </text:list-item>
            </text:list>
            <text:list text:style-name="L7">
              <text:list-item>
                <text:p text:style-name="P17"><text:span text:style-name="T23"><text:s text:c="32"/></text:span><text:span text:style-name="T39">WeblogicNativeJdbcExtractor” </text:span><text:span text:style-name="T35">/&gt;</text:span></text:p>
              </text:list-item>
            </text:list>
            <text:list text:style-name="L9">
              <text:list-item>
                <text:p text:style-name="P17"><text:span text:style-name="T35"><text:s text:c="4"/></text:span><text:span text:style-name="T35">&lt;/property&gt;</text:span></text:p>
              </text:list-item>
            </text:list>
            <text:list text:style-name="L9">
              <text:list-item>
                <text:p text:style-name="P17"><text:span text:style-name="T35">&lt;/bean&gt;</text:span></text:p>
              </text:list-item>
            </text:list>
            <text:list text:style-name="L9">
              <text:list-item>
                <text:p text:style-name="P17"><text:span text:style-name="T35"/></text:p>
              </text:list-item>
            </text:list>
            <text:list text:style-name="L9">
              <text:list-item>
                <text:p text:style-name="P17"><text:span text:style-name="T35">&lt;jee:jndi-lookup</text:span><text:span text:style-name="T22"> id</text:span><text:span text:style-name="T23">=</text:span><text:span text:style-name="T39">“dataSource”</text:span><text:span text:style-name="T35"> </text:span><text:span text:style-name="T22">jndi-name</text:span><text:span text:style-name="T23">=</text:span><text:span text:style-name="T39">“java:comp/env/accounting” </text:span><text:span text:style-name="T35">/&gt;</text:span></text:p>
              </text:list-item>
            </text:list>
          </draw:text-box>
        </draw:frame>
        <draw:polyline draw:style-name="gr12" draw:text-style-name="P13" draw:id="id82" draw:layer="layout" svg:width="0cm" svg:height="1.057cm" svg:x="11.244cm" svg:y="12.493cm" svg:viewBox="0 0 0 1058" draw:points="0,1058 0,0">
          <text:p text:style-name="P4"/>
        </draw:polyline>
        <draw:custom-shape draw:style-name="gr2" draw:text-style-name="P15" draw:id="id81" draw:layer="layout" svg:width="11.642cm" svg:height="0.972cm" svg:x="6.376cm" svg:y="13.551cm">
          <text:p text:style-name="P16"><text:span text:style-name="T16">Native extractor configured on templat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5"/>
          <draw:frame presentation:style-name="pr12" draw:text-style-name="P4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Extracting a Native Resource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40">Extracting a Native Resource</text:span></text:p>
          </draw:text-box>
        </draw:frame>
        <draw:frame presentation:style-name="pr13" draw:text-style-name="P7" draw:layer="layout" svg:width="21.59cm" svg:height="9.314cm" svg:x="1.905cm" svg:y="5.079cm" presentation:class="outline" presentation:user-transformed="true">
          <draw:text-box>
            <text:list text:style-name="L8">
              <text:list-item>
                <text:p text:style-name="P17"><text:span text:style-name="T22">public class</text:span><text:span text:style-name="T23"> JdbcAccountDao </text:span><text:span text:style-name="T22">extends</text:span><text:span text:style-name="T23"> JdbcDaoSupport </text:span></text:p>
              </text:list-item>
            </text:list>
            <text:list text:style-name="L7">
              <text:list-item>
                <text:p text:style-name="P17"><text:span text:style-name="T23"><text:s text:c="47"/></text:span><text:span text:style-name="T22"><text:s/></text:span><text:span text:style-name="T22">implements</text:span><text:span text:style-name="T23"> AccountDao {</text:span></text:p>
              </text:list-item>
            </text:list>
            <text:list text:style-name="L7">
              <text:list-item>
                <text:p text:style-name="P17"><text:span text:style-name="T23"><text:s text:c="4"/></text:span><text:span text:style-name="T22">public void</text:span><text:span text:style-name="T23"> generateMonthlyStatement() {</text:span></text:p>
              </text:list-item>
            </text:list>
            <text:list text:style-name="L7">
              <text:list-item>
                <text:p text:style-name="P17"><text:span text:style-name="T23"><text:s text:c="8"/></text:span><text:span text:style-name="T23">getJdbcTemplate().execute(new ConnectionCallback() {</text:span></text:p>
              </text:list-item>
            </text:list>
            <text:list text:style-name="L7">
              <text:list-item>
                <text:p text:style-name="P17"><text:span text:style-name="T23"><text:s text:c="16"/></text:span><text:span text:style-name="T23">Object doInConnection(Connection c) </text:span><text:span text:style-name="T22">throws</text:span><text:span text:style-name="T23"> SQLException, <text:s text:c="2"/></text:span></text:p>
              </text:list-item>
            </text:list>
            <text:list text:style-name="L7">
              <text:list-item>
                <text:p text:style-name="P17"><text:span text:style-name="T23"><text:s text:c="77"/></text:span><text:span text:style-name="T23">DataAccessException {</text:span></text:p>
              </text:list-item>
            </text:list>
            <text:list text:style-name="L7">
              <text:list-item>
                <text:p text:style-name="P17"><text:span text:style-name="T23"><text:s text:c="20"/></text:span><text:span text:style-name="T23">OracleConnection oracle = (OracleConnection) c;</text:span></text:p>
              </text:list-item>
            </text:list>
            <text:list text:style-name="L9">
              <text:list-item>
                <text:p text:style-name="P17"><text:span text:style-name="T35"><text:s text:c="20"/></text:span><text:span text:style-name="T35">// use Oracle specific methods...</text:span></text:p>
              </text:list-item>
            </text:list>
            <text:list text:style-name="L7">
              <text:list-item>
                <text:p text:style-name="P17"><text:span text:style-name="T23"><text:s text:c="16"/></text:span><text:span text:style-name="T23">}</text:span></text:p>
              </text:list-item>
            </text:list>
            <text:list text:style-name="L7">
              <text:list-item>
                <text:p text:style-name="P17"><text:span text:style-name="T23"><text:s text:c="8"/></text:span><text:span text:style-name="T23">});</text:span></text:p>
              </text:list-item>
            </text:list>
            <text:list text:style-name="L7">
              <text:list-item>
                <text:p text:style-name="P17"><text:span text:style-name="T23"><text:s text:c="4"/></text:span><text:span text:style-name="T23">}</text:span></text:p>
              </text:list-item>
            </text:list>
            <text:list text:style-name="L7">
              <text:list-item>
                <text:p text:style-name="P17"><text:span text:style-name="T23">}</text:span></text:p>
              </text:list-item>
            </text:list>
          </draw:text-box>
        </draw:frame>
        <draw:polyline draw:style-name="gr12" draw:text-style-name="P13" draw:id="id84" draw:layer="layout" svg:width="0cm" svg:height="1.48cm" svg:x="15.452cm" svg:y="10.371cm" svg:viewBox="0 0 0 1481" draw:points="0,1481 0,0">
          <text:p text:style-name="P4"/>
        </draw:polyline>
        <draw:custom-shape draw:style-name="gr2" draw:text-style-name="P15" draw:id="id83" draw:layer="layout" svg:width="12.489cm" svg:height="1.048cm" svg:x="9.313cm" svg:y="11.853cm">
          <text:p text:style-name="P16"><text:span text:style-name="T41">Native connection is extracted for you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6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Topics in this Session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Executing a stored procedure</text:span></text:p>
              </text:list-item>
            </text:list>
            <text:list text:style-name="L3">
              <text:list-item>
                <text:p text:style-name="P6"><text:span text:style-name="T2">Executing batch updates</text:span></text:p>
              </text:list-item>
            </text:list>
            <text:list text:style-name="L3">
              <text:list-item>
                <text:p text:style-name="P6"><text:span text:style-name="T2">Extracting native resources</text:span></text:p>
              </text:list-item>
            </text:list>
            <text:list text:style-name="L3">
              <text:list-item>
                <text:p text:style-name="P6"><text:span text:style-name="T5">Handling large objects (LOBs)</text:span></text:p>
              </text:list-item>
            </text:list>
            <text:list text:style-name="L3">
              <text:list-item>
                <text:p text:style-name="P6"><text:span text:style-name="T2">Customizing exception translation</text:span></text:p>
              </text:list-item>
            </text:list>
            <text:list text:style-name="L3">
              <text:list-item>
                <text:p text:style-name="P6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7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andling Large Objects (LOBs)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6">Handling Large Objects (LOBs)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Fully compliant JDBC drivers handle large objects (Binary or Character-based) through </text:span><text:span text:style-name="T7">PreparedStatement</text:span><text:span text:style-name="T6"> and </text:span><text:span text:style-name="T7">ResultSet</text:span><text:span text:style-name="T6"> methods</text:span></text:p>
              </text:list-item>
            </text:list>
          </draw:text-box>
        </draw:frame>
        <draw:g>
          <draw:custom-shape draw:style-name="gr13" draw:text-style-name="P15" draw:layer="layout" svg:width="9.101cm" svg:height="1.098cm" svg:x="12.699cm" svg:y="13.917cm">
            <text:p text:style-name="P22"><text:span text:style-name="T42">rs.getCharacterStream(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3.598cm" svg:y="13.917cm">
            <text:p text:style-name="P22"><text:span text:style-name="T42">ps.setCharacterStream(..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12.699cm" svg:y="12.819cm">
            <text:p text:style-name="P22"><text:span text:style-name="T42">rs.getAsciiStream(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3.598cm" svg:y="12.819cm">
            <text:p text:style-name="P22"><text:span text:style-name="T42">ps.setAsciiStream(..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12.699cm" svg:y="11.721cm">
            <text:p text:style-name="P22"><text:span text:style-name="T42">rs.getString(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3.598cm" svg:y="11.721cm">
            <text:p text:style-name="P22"><text:span text:style-name="T42">ps.setString(..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12.699cm" svg:y="10.623cm">
            <text:p text:style-name="P22"><text:span text:style-name="T42">rs.getBinaryStream(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3.598cm" svg:y="10.623cm">
            <text:p text:style-name="P22"><text:span text:style-name="T42">ps.setBinaryStream(..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12.699cm" svg:y="9.525cm">
            <text:p text:style-name="P22"><text:span text:style-name="T42">rs.getBytes(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9.101cm" svg:height="1.098cm" svg:x="3.598cm" svg:y="9.525cm">
            <text:p text:style-name="P22"><text:span text:style-name="T42">ps.setBytes(..)</text:span></text:p>
            <draw:enhanced-geometry svg:viewBox="0 0 21600 21600" draw:type="rectangle" draw:enhanced-path="M 0 0 L 21600 0 21600 21600 0 21600 0 0 Z N"/>
          </draw:custom-shape>
          <draw:line draw:style-name="gr14" draw:text-style-name="P13" draw:layer="layout" svg:x1="3.598cm" svg:y1="9.525cm" svg:x2="21.801cm" svg:y2="9.525cm">
            <text:p text:style-name="P4"/>
          </draw:line>
          <draw:line draw:style-name="gr15" draw:text-style-name="P13" draw:layer="layout" svg:x1="3.598cm" svg:y1="10.623cm" svg:x2="21.801cm" svg:y2="10.623cm">
            <text:p text:style-name="P4"/>
          </draw:line>
          <draw:line draw:style-name="gr15" draw:text-style-name="P13" draw:layer="layout" svg:x1="3.598cm" svg:y1="11.721cm" svg:x2="21.801cm" svg:y2="11.721cm">
            <text:p text:style-name="P4"/>
          </draw:line>
          <draw:line draw:style-name="gr15" draw:text-style-name="P13" draw:layer="layout" svg:x1="3.598cm" svg:y1="12.819cm" svg:x2="21.801cm" svg:y2="12.819cm">
            <text:p text:style-name="P4"/>
          </draw:line>
          <draw:line draw:style-name="gr15" draw:text-style-name="P13" draw:layer="layout" svg:x1="3.598cm" svg:y1="13.917cm" svg:x2="21.801cm" svg:y2="13.917cm">
            <text:p text:style-name="P4"/>
          </draw:line>
          <draw:line draw:style-name="gr14" draw:text-style-name="P13" draw:layer="layout" svg:x1="3.598cm" svg:y1="15.015cm" svg:x2="21.801cm" svg:y2="15.015cm">
            <text:p text:style-name="P4"/>
          </draw:line>
          <draw:line draw:style-name="gr14" draw:text-style-name="P13" draw:layer="layout" svg:x1="3.598cm" svg:y1="9.525cm" svg:x2="3.598cm" svg:y2="15.015cm">
            <text:p text:style-name="P4"/>
          </draw:line>
          <draw:line draw:style-name="gr15" draw:text-style-name="P13" draw:layer="layout" svg:x1="12.699cm" svg:y1="9.525cm" svg:x2="12.699cm" svg:y2="15.015cm">
            <text:p text:style-name="P4"/>
          </draw:line>
          <draw:line draw:style-name="gr14" draw:text-style-name="P13" draw:layer="layout" svg:x1="21.801cm" svg:y1="9.525cm" svg:x2="21.801cm" svg:y2="15.015cm">
            <text:p text:style-name="P4"/>
          </draw:line>
        </draw:g>
        <presentation:notes draw:style-name="dp2">
          <draw:page-thumbnail draw:layer="layout" svg:width="13.335cm" svg:height="10.001cm" svg:x="3.493cm" svg:y="2.002cm" draw:page-number="18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racle LOB Handling is Special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Oracle LOB Handling is Special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Prior to 10g Oracle required use of proprietary types for BLOBs and CLOBs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7">oracle.sql.BLOB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7">oracle.sql.CLOB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Accessing this proprietary API requires the native </text:span><text:span text:style-name="T7">OracleConnection</text:span></text:p>
              </text:list-item>
            </text:list>
            <text:list text:style-name="L3">
              <text:list-item>
                <text:p text:style-name="P10"><text:span text:style-name="T6">Spring provides a portable LOB handling abstraction to hide this detail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9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’s LOB Handling Abstraction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Spring’s LOB Handling Abstract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Consists of a </text:span><text:span text:style-name="T7">LobHandler</text:span><text:span text:style-name="T6"> interface and two implementations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7">DefaultLobHandl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7">OracleLobHandl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Only the Oracle implementation requires a native connection</text:span></text:p>
              </text:list-item>
            </text:list>
            <text:list text:style-name="L3">
              <text:list-item>
                <text:p text:style-name="P10"><text:span text:style-name="T6">Lob fields are set in a special PreparedStatement callback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0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Handling Lobs" draw:style-name="dp3" draw:master-page-name="Default" presentation:presentation-page-layout-name="AL2T1">
        <draw:frame presentation:style-name="pr14" draw:text-style-name="P2" draw:layer="layout" svg:width="21.59cm" svg:height="3.176cm" svg:x="0.635cm" svg:y="-0.424cm" presentation:class="title" presentation:user-transformed="true">
          <draw:text-box>
            <text:p text:style-name="P5">Handling Lobs</text:p>
          </draw:text-box>
        </draw:frame>
        <draw:frame presentation:style-name="pr15" draw:text-style-name="P7" draw:layer="layout" svg:width="24.342cm" svg:height="16.299cm" svg:x="0.423cm" svg:y="2.752cm" presentation:class="outline" presentation:user-transformed="true">
          <draw:text-box>
            <text:list text:style-name="L8">
              <text:list-item>
                <text:p text:style-name="P17"><text:span text:style-name="T22">public class</text:span><text:span text:style-name="T23"> JdbcImageRepository </text:span><text:span text:style-name="T22">extends</text:span><text:span text:style-name="T23"> JdbcDaoSupport {</text:span></text:p>
              </text:list-item>
            </text:list>
            <text:list text:style-name="L6">
              <text:list-item>
                <text:p text:style-name="P17"><text:span text:style-name="T25"><text:s text:c="4"/></text:span><text:span text:style-name="T25">private</text:span><text:span text:style-name="T23"> LobHandler </text:span><text:span text:style-name="T39">lobHandler</text:span><text:span text:style-name="T23"> = </text:span><text:span text:style-name="T25">new</text:span><text:span text:style-name="T23"> DefaultLobHandler();</text:span></text:p>
              </text:list-item>
            </text:list>
            <text:list text:style-name="L7">
              <text:list-item>
                <text:p text:style-name="P17"><text:span text:style-name="T23"/></text:p>
              </text:list-item>
            </text:list>
            <text:list text:style-name="L7">
              <text:list-item>
                <text:p text:style-name="P17"><text:span text:style-name="T23"><text:s text:c="4"/></text:span><text:span text:style-name="T22">public void</text:span><text:span text:style-name="T23"> setLobHandler(LobHandler lobHandler) { </text:span></text:p>
              </text:list-item>
            </text:list>
            <text:list text:style-name="L7">
              <text:list-item>
                <text:p text:style-name="P17"><text:span text:style-name="T23"><text:s text:c="8"/></text:span><text:span text:style-name="T22">this</text:span><text:span text:style-name="T23">.</text:span><text:span text:style-name="T39">lobHandler</text:span><text:span text:style-name="T23"> = lobHandler;</text:span></text:p>
              </text:list-item>
            </text:list>
            <text:list text:style-name="L7">
              <text:list-item>
                <text:p text:style-name="P17"><text:span text:style-name="T23"><text:s text:c="4"/></text:span><text:span text:style-name="T23">}</text:span></text:p>
              </text:list-item>
            </text:list>
            <text:list text:style-name="L7">
              <text:list-item>
                <text:p text:style-name="P17"><text:span text:style-name="T23"/></text:p>
              </text:list-item>
            </text:list>
            <text:list text:style-name="L7">
              <text:list-item>
                <text:p text:style-name="P17"><text:span text:style-name="T23"><text:s text:c="4"/></text:span><text:span text:style-name="T22">public void</text:span><text:span text:style-name="T23"> save(</text:span><text:span text:style-name="T22">final</text:span><text:span text:style-name="T23"> Image image)</text:span><text:span text:style-name="T22"> throws</text:span><text:span text:style-name="T23"> DataAccessException {</text:span></text:p>
              </text:list-item>
            </text:list>
            <text:list text:style-name="L7">
              <text:list-item>
                <text:p text:style-name="P17"><text:span text:style-name="T23"><text:s text:c="8"/></text:span><text:span text:style-name="T23">getJdbcTemplate().execute(</text:span></text:p>
              </text:list-item>
            </text:list>
            <text:list text:style-name="L7">
              <text:list-item>
                <text:p text:style-name="P17"><text:span text:style-name="T23"><text:s text:c="12"/></text:span><text:span text:style-name="T39">“</text:span><text:span text:style-name="T39">insert into images (name, content, description) values (?, ?, ?)”</text:span><text:span text:style-name="T23">, </text:span></text:p>
              </text:list-item>
            </text:list>
            <text:list text:style-name="L6">
              <text:list-item>
                <text:p text:style-name="P17"><text:span text:style-name="T25"><text:s text:c="12"/></text:span><text:span text:style-name="T25">new</text:span><text:span text:style-name="T23"> AbstractLobCreatingPreparedStatementCallback(</text:span><text:span text:style-name="T39">lobHandler</text:span><text:span text:style-name="T23">) {</text:span></text:p>
              </text:list-item>
            </text:list>
            <text:list text:style-name="L7">
              <text:list-item>
                <text:p text:style-name="P17"><text:span text:style-name="T23"><text:s text:c="16"/></text:span><text:span text:style-name="T22">protected void</text:span><text:span text:style-name="T23"> setValues(PreparedStatement ps, LobCreator lobCreator)</text:span></text:p>
              </text:list-item>
            </text:list>
            <text:list text:style-name="L7">
              <text:list-item>
                <text:p text:style-name="P17"><text:span text:style-name="T23"><text:s text:c="15"/></text:span><text:span text:style-name="T22"><text:s/></text:span><text:span text:style-name="T22">throws</text:span><text:span text:style-name="T23"> SQLException {</text:span></text:p>
              </text:list-item>
            </text:list>
            <text:list text:style-name="L7">
              <text:list-item>
                <text:p text:style-name="P17"><text:span text:style-name="T23"><text:s text:c="20"/></text:span><text:span text:style-name="T23">ps.setString(1, image.getName());</text:span></text:p>
              </text:list-item>
            </text:list>
            <text:list text:style-name="L7">
              <text:list-item>
                <text:p text:style-name="P17"><text:span text:style-name="T23"><text:s text:c="20"/></text:span><text:span text:style-name="T23">lobCreator.setBlobAsBinaryStream(ps, 2,</text:span></text:p>
              </text:list-item>
            </text:list>
            <text:list text:style-name="L7">
              <text:list-item>
                <text:p text:style-name="P17"><text:span text:style-name="T23"><text:s text:c="24"/></text:span><text:span text:style-name="T23">image.getInputStream(), image.getLength());</text:span></text:p>
              </text:list-item>
            </text:list>
            <text:list text:style-name="L7">
              <text:list-item>
                <text:p text:style-name="P17"><text:span text:style-name="T23"><text:s text:c="20"/></text:span><text:span text:style-name="T23">lobCreator.setClobAsString(ps, 3, image.getDescription());</text:span></text:p>
              </text:list-item>
            </text:list>
            <text:list text:style-name="L7">
              <text:list-item>
                <text:p text:style-name="P17"><text:span text:style-name="T23"><text:s text:c="16"/></text:span><text:span text:style-name="T23">}</text:span></text:p>
              </text:list-item>
            </text:list>
            <text:list text:style-name="L7">
              <text:list-item>
                <text:p text:style-name="P17"><text:span text:style-name="T23"><text:s text:c="8"/></text:span><text:span text:style-name="T23">});</text:span></text:p>
              </text:list-item>
            </text:list>
            <text:list text:style-name="L7">
              <text:list-item>
                <text:p text:style-name="P17"><text:span text:style-name="T23"><text:s text:c="4"/></text:span><text:span text:style-name="T23">}</text:span></text:p>
              </text:list-item>
            </text:list>
            <text:list text:style-name="L7">
              <text:list-item>
                <text:p text:style-name="P17"><text:span text:style-name="T23">}</text:span></text:p>
              </text:list-item>
            </text:list>
          </draw:text-box>
        </draw:frame>
        <draw:polyline draw:style-name="gr12" draw:text-style-name="P13" draw:id="id86" draw:layer="layout" svg:width="0cm" svg:height="1.269cm" svg:x="8.255cm" svg:y="15.663cm" svg:viewBox="0 0 0 1270" draw:points="0,1270 0,0">
          <text:p text:style-name="P4"/>
        </draw:polyline>
        <draw:custom-shape draw:style-name="gr2" draw:text-style-name="P15" draw:id="id85" draw:layer="layout" svg:width="12.489cm" svg:height="1.835cm" svg:x="2.963cm" svg:y="16.933cm">
          <text:p text:style-name="P16"><text:span text:style-name="T41">Lob creator provided by handler sets LOB-based column value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1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ing Special Oracle Lob Handling" draw:style-name="dp3" draw:master-page-name="Default" presentation:presentation-page-layout-name="AL2T1">
        <draw:frame presentation:style-name="pr16" draw:text-style-name="P2" draw:layer="layout" svg:width="17.475cm" svg:height="2.657cm" svg:x="0.846cm" svg:y="0.372cm" presentation:class="title" presentation:user-transformed="true">
          <draw:text-box>
            <text:p text:style-name="P5"><text:span text:style-name="T40">Configuring Special Oracle Lob Handling</text:span></text:p>
          </draw:text-box>
        </draw:frame>
        <draw:frame presentation:style-name="pr17" draw:text-style-name="P7" draw:layer="layout" svg:width="23.707cm" svg:height="9.738cm" svg:x="1.057cm" svg:y="4.867cm" presentation:class="outline" presentation:user-transformed="true">
          <draw:text-box>
            <text:list text:style-name="L9">
              <text:list-item>
                <text:p text:style-name="P24"><text:span text:style-name="T43">&lt;bean </text:span><text:span text:style-name="T44">id</text:span><text:span text:style-name="T45">=</text:span><text:span text:style-name="T46">“imageRepository”</text:span><text:span text:style-name="T43"> </text:span><text:span text:style-name="T44">class</text:span><text:span text:style-name="T45">=</text:span><text:span text:style-name="T46">“example.JdbcImageRepository”</text:span><text:span text:style-name="T43">&gt;</text:span></text:p>
              </text:list-item>
            </text:list>
            <text:list text:style-name="L9">
              <text:list-item>
                <text:p text:style-name="P24"><text:span text:style-name="T43"><text:s text:c="4"/></text:span><text:span text:style-name="T43">&lt;property </text:span><text:span text:style-name="T44">name</text:span><text:span text:style-name="T45">=</text:span><text:span text:style-name="T46">“lobHandler”</text:span><text:span text:style-name="T43"> </text:span><text:span text:style-name="T44">ref</text:span><text:span text:style-name="T45">=</text:span><text:span text:style-name="T46">“lobHandler”</text:span><text:span text:style-name="T43">/&gt;</text:span></text:p>
              </text:list-item>
            </text:list>
            <text:list text:style-name="L9">
              <text:list-item>
                <text:p text:style-name="P24"><text:span text:style-name="T43">&lt;/bean&gt;</text:span></text:p>
              </text:list-item>
            </text:list>
            <text:list text:style-name="L9">
              <text:list-item>
                <text:p text:style-name="P24"><text:span text:style-name="T43"/></text:p>
              </text:list-item>
            </text:list>
            <text:list text:style-name="L9">
              <text:list-item>
                <text:p text:style-name="P24"><text:span text:style-name="T43">&lt;bean </text:span><text:span text:style-name="T44">id</text:span><text:span text:style-name="T45">=</text:span><text:span text:style-name="T46">“lobHandler”</text:span></text:p>
              </text:list-item>
            </text:list>
            <text:list text:style-name="L9">
              <text:list-item>
                <text:p text:style-name="P24"><text:span text:style-name="T43"><text:s text:c="6"/></text:span><text:span text:style-name="T44">class</text:span><text:span text:style-name="T45">=</text:span><text:span text:style-name="T46">“org.springframework.jdbc.support.lob.OracleLobHandler”</text:span><text:span text:style-name="T43">&gt;</text:span></text:p>
              </text:list-item>
            </text:list>
            <text:list text:style-name="L9">
              <text:list-item>
                <text:p text:style-name="P24"><text:span text:style-name="T43"><text:s text:c="4"/></text:span><text:span text:style-name="T43">&lt;property </text:span><text:span text:style-name="T44">name</text:span><text:span text:style-name="T45">=</text:span><text:span text:style-name="T46">“nativeJdbcExtractor”</text:span><text:span text:style-name="T43">&gt;</text:span></text:p>
              </text:list-item>
            </text:list>
            <text:list text:style-name="L9">
              <text:list-item>
                <text:p text:style-name="P24"><text:span text:style-name="T43"><text:s text:c="8"/></text:span><text:span text:style-name="T43">&lt;bean</text:span><text:span text:style-name="T44"> class</text:span><text:span text:style-name="T45">=</text:span><text:span text:style-name="T46">“org.springframework.jdbc.support.nativejdbc.</text:span></text:p>
              </text:list-item>
            </text:list>
            <text:list text:style-name="L11">
              <text:list-item>
                <text:p text:style-name="P24"><text:span text:style-name="T46"><text:s text:c="30"/></text:span><text:span text:style-name="T46">CommonsDbcpNativeJdbcExtractor”</text:span><text:span text:style-name="T43">/&gt;</text:span></text:p>
              </text:list-item>
            </text:list>
            <text:list text:style-name="L9">
              <text:list-item>
                <text:p text:style-name="P24"><text:span text:style-name="T43"><text:s text:c="4"/></text:span><text:span text:style-name="T43">&lt;/property&gt;</text:span></text:p>
              </text:list-item>
            </text:list>
            <text:list text:style-name="L9">
              <text:list-item>
                <text:p text:style-name="P24"><text:span text:style-name="T43">&lt;/bean&gt;</text:span></text:p>
              </text:list-item>
            </text:list>
          </draw:text-box>
        </draw:frame>
        <draw:polyline draw:style-name="gr12" draw:text-style-name="P13" draw:id="id88" draw:layer="layout" svg:width="0cm" svg:height="1.269cm" svg:x="10.372cm" svg:y="12.488cm" svg:viewBox="0 0 0 1270" draw:points="0,1270 0,0">
          <text:p text:style-name="P4"/>
        </draw:polyline>
        <draw:custom-shape draw:style-name="gr2" draw:text-style-name="P15" draw:id="id87" draw:layer="layout" svg:width="12.488cm" svg:height="1.835cm" svg:x="5.08cm" svg:y="13.758cm">
          <text:p text:style-name="P16"><text:span text:style-name="T41">Oracle LOB handler requires native</text:span></text:p>
          <text:p text:style-name="P16"><text:span text:style-name="T41">resources to set LOB value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2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Topics in this Session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6"><text:span text:style-name="T2">Executing a stored procedure</text:span></text:p>
              </text:list-item>
            </text:list>
            <text:list text:style-name="L3">
              <text:list-item>
                <text:p text:style-name="P6"><text:span text:style-name="T2">Executing batch updates</text:span></text:p>
              </text:list-item>
            </text:list>
            <text:list text:style-name="L3">
              <text:list-item>
                <text:p text:style-name="P6"><text:span text:style-name="T2">Extracting native resources</text:span></text:p>
              </text:list-item>
            </text:list>
            <text:list text:style-name="L3">
              <text:list-item>
                <text:p text:style-name="P6"><text:span text:style-name="T2">Handling large objects (LOBs)</text:span></text:p>
              </text:list-item>
            </text:list>
            <text:list text:style-name="L3">
              <text:list-item>
                <text:p text:style-name="P6"><text:span text:style-name="T5">Customizing exception translation</text:span></text:p>
              </text:list-item>
            </text:list>
            <text:list text:style-name="L3">
              <text:list-item>
                <text:p text:style-name="P6"><text:span text:style-name="T2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ustomizing Exception Translation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Customizing Exception Translation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Spring’s default translation of SQLExceptions is usually sufficien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Spring reads a vendor-specific error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Maps to the proper </text:span><text:span text:style-name="T7">DataAccessException</text:span><text:span text:style-name="T6"> typ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Sometimes customization is desirabl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Custom error code from trigger or stored proced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4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dding Custom Error Codes (1)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Adding Custom Error Codes (1)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Spring maps error codes in a file named </text:span><text:span text:style-name="T7">sql-error-codes.xml</text:span></text:p>
              </text:list-item>
            </text:list>
          </draw:text-box>
        </draw:frame>
        <draw:custom-shape draw:style-name="gr11" draw:text-style-name="P15" draw:layer="layout" svg:width="20.955cm" svg:height="8.131cm" svg:x="2.752cm" svg:y="8.132cm">
          <text:p text:style-name="P16"><text:span text:style-name="T43">&lt;bean </text:span><text:span text:style-name="T44">id</text:span><text:span text:style-name="T47">=</text:span><text:span text:style-name="T46">“Oracle”</text:span><text:span text:style-name="T43"> </text:span></text:p>
          <text:p text:style-name="P16"><text:span text:style-name="T43"><text:s text:c="6"/></text:span><text:span text:style-name="T44">class</text:span><text:span text:style-name="T47">=</text:span><text:span text:style-name="T46">“org.springframework.jdbc.support.SQLErrorCodes”</text:span><text:span text:style-name="T43">&gt;</text:span></text:p>
          <text:p text:style-name="P16"><text:span text:style-name="T43"><text:s text:c="4"/></text:span><text:span text:style-name="T43">&lt;property </text:span><text:span text:style-name="T44">name</text:span><text:span text:style-name="T47">=</text:span><text:span text:style-name="T46">“badSqlGrammarCodes”</text:span><text:span text:style-name="T43">&gt;</text:span></text:p>
          <text:p text:style-name="P16"><text:span text:style-name="T43"><text:s text:c="8"/></text:span><text:span text:style-name="T43">&lt;value&gt;</text:span><text:span text:style-name="T47">900,903,904,917,936,942,17006</text:span><text:span text:style-name="T43">&lt;/value&gt;</text:span></text:p>
          <text:p text:style-name="P16"><text:span text:style-name="T43"><text:s text:c="4"/></text:span><text:span text:style-name="T43">&lt;/property&gt;</text:span></text:p>
          <text:p text:style-name="P16"><text:span text:style-name="T43"><text:s text:c="4"/></text:span><text:span text:style-name="T47">…</text:span></text:p>
          <text:p text:style-name="P16"><text:span text:style-name="T43"><text:s text:c="4"/></text:span><text:span text:style-name="T43">&lt;property </text:span><text:span text:style-name="T44">name</text:span><text:span text:style-name="T47">=</text:span><text:span text:style-name="T46">“dataIntegrityViolationCodes”</text:span><text:span text:style-name="T43">&gt;</text:span></text:p>
          <text:p text:style-name="P16"><text:span text:style-name="T43"><text:s text:c="8"/></text:span><text:span text:style-name="T43">&lt;value&gt;</text:span><text:span text:style-name="T47">1,1400,1722,2291</text:span><text:span text:style-name="T43">&lt;/value&gt;</text:span></text:p>
          <text:p text:style-name="P16"><text:span text:style-name="T43"><text:s text:c="4"/></text:span><text:span text:style-name="T43">&lt;/property&gt;</text:span></text:p>
          <text:p text:style-name="P16"><text:span text:style-name="T43">&lt;/bean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5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Adding Custom Error Codes (2)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Adding Custom Error Codes (2)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Additional error codes may be added to a custom </text:span><text:span text:style-name="T7">sql-error-codes.xml </text:span><text:span text:style-name="T6">on the classpath</text:span></text:p>
              </text:list-item>
            </text:list>
          </draw:text-box>
        </draw:frame>
        <draw:custom-shape draw:style-name="gr11" draw:text-style-name="P15" draw:layer="layout" svg:width="20.955cm" svg:height="8.131cm" svg:x="2.752cm" svg:y="8.132cm">
          <text:p text:style-name="P16"><text:span text:style-name="T43">&lt;bean </text:span><text:span text:style-name="T44">id</text:span><text:span text:style-name="T47">=</text:span><text:span text:style-name="T46">“Oracle”</text:span><text:span text:style-name="T43"> </text:span></text:p>
          <text:p text:style-name="P16"><text:span text:style-name="T43"><text:s text:c="6"/></text:span><text:span text:style-name="T44">class</text:span><text:span text:style-name="T47">=</text:span><text:span text:style-name="T46">“org.springframework.jdbc.support.SQLErrorCodes”</text:span><text:span text:style-name="T43">&gt;</text:span></text:p>
          <text:p text:style-name="P16"><text:span text:style-name="T43"><text:s text:c="4"/></text:span><text:span text:style-name="T43">&lt;property </text:span><text:span text:style-name="T44">name</text:span><text:span text:style-name="T47">=</text:span><text:span text:style-name="T46">“badSqlGrammarCodes”</text:span><text:span text:style-name="T43">&gt;</text:span></text:p>
          <text:p text:style-name="P16"><text:span text:style-name="T43"><text:s text:c="8"/></text:span><text:span text:style-name="T43">&lt;value&gt;</text:span><text:span text:style-name="T47">900,903,904,917,936,942,17006</text:span><text:span text:style-name="T43">&lt;/value&gt;</text:span></text:p>
          <text:p text:style-name="P16"><text:span text:style-name="T43"><text:s text:c="4"/></text:span><text:span text:style-name="T43">&lt;/property&gt;</text:span></text:p>
          <text:p text:style-name="P16"><text:span text:style-name="T47"><text:s text:c="4"/></text:span><text:span text:style-name="T47">...</text:span></text:p>
          <text:p text:style-name="P16"><text:span text:style-name="T43"><text:s text:c="4"/></text:span><text:span text:style-name="T43">&lt;property </text:span><text:span text:style-name="T44">name</text:span><text:span text:style-name="T47">=</text:span><text:span text:style-name="T46">“dataIntegrityViolationCodes”</text:span><text:span text:style-name="T43">&gt;</text:span></text:p>
          <text:p text:style-name="P16"><text:span text:style-name="T43"><text:s text:c="8"/></text:span><text:span text:style-name="T43">&lt;value&gt;</text:span><text:span text:style-name="T47">1,1400,1722,2291,</text:span><text:span text:style-name="T48">20001</text:span><text:span text:style-name="T43">&lt;/value&gt;</text:span></text:p>
          <text:p text:style-name="P16"><text:span text:style-name="T43"><text:s text:c="4"/></text:span><text:span text:style-name="T43">&lt;/property&gt;</text:span></text:p>
          <text:p text:style-name="P16"><text:span text:style-name="T43">&lt;/bean&gt;</text:span></text:p>
          <draw:enhanced-geometry svg:viewBox="0 0 21600 21600" draw:type="mso-spt202" draw:enhanced-path="M 0 0 L 21600 0 21600 21600 0 21600 0 0 Z N"/>
        </draw:custom-shape>
        <draw:line draw:style-name="gr16" draw:text-style-name="P13" draw:layer="layout" svg:x1="13.81cm" svg:y1="15.589cm" svg:x2="13.81cm" svg:y2="14.742cm">
          <text:p text:style-name="P4"/>
        </draw:line>
        <draw:custom-shape draw:style-name="gr17" draw:text-style-name="P15" draw:layer="layout" svg:width="6.928cm" svg:height="1.129cm" svg:x="12.52cm" svg:y="15.59cm">
          <text:p text:style-name="P16"><text:span text:style-name="T49">Custom error 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6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ending DataAccessException (1)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6">Extending DataAccessException (1)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New DataAccessException types can also be created to report custom failures</text:span></text:p>
              </text:list-item>
            </text:list>
          </draw:text-box>
        </draw:frame>
        <draw:custom-shape draw:style-name="gr11" draw:text-style-name="P15" draw:layer="layout" svg:width="22.225cm" svg:height="6.557cm" svg:x="1.693cm" svg:y="8.255cm">
          <text:p text:style-name="P16"><text:span text:style-name="T44">public class</text:span><text:span text:style-name="T47"> MyCustomDataAccessException </text:span></text:p>
          <text:p text:style-name="P16"><text:span text:style-name="T47"><text:s text:c="4"/></text:span><text:span text:style-name="T44">extends</text:span><text:span text:style-name="T47"> DataAccessException {</text:span></text:p>
          <text:p text:style-name="P16"><text:span text:style-name="T47"><text:s text:c="3"/></text:span><text:span text:style-name="T44"><text:s/></text:span><text:span text:style-name="T44">public</text:span><text:span text:style-name="T47"> MyCustomDataAccessException(String message, </text:span></text:p>
          <text:p text:style-name="P16"><text:span text:style-name="T47"><text:s text:c="68"/></text:span><text:span text:style-name="T47">String sql,</text:span></text:p>
          <text:p text:style-name="P16"><text:span text:style-name="T47"><text:s text:c="68"/></text:span><text:span text:style-name="T47">SQLException e) { </text:span></text:p>
          <text:p text:style-name="P16"><text:span text:style-name="T47"><text:s text:c="7"/></text:span><text:span text:style-name="T44">super</text:span><text:span text:style-name="T47">(message, sql, e); </text:span></text:p>
          <text:p text:style-name="P16"><text:span text:style-name="T47"><text:s text:c="2"/></text:span><text:span text:style-name="T47">} <text:s/></text:span></text:p>
          <text:p text:style-name="P16"><text:span text:style-name="T47">}</text:span></text:p>
          <draw:enhanced-geometry svg:viewBox="0 0 21600 21600" draw:type="mso-spt202" draw:enhanced-path="M 0 0 L 21600 0 21600 21600 0 21600 0 0 Z N"/>
        </draw:custom-shape>
        <draw:polyline draw:style-name="gr12" draw:text-style-name="P13" draw:id="id90" draw:layer="layout" svg:width="0cm" svg:height="0.846cm" svg:x="18.838cm" svg:y="9.313cm" svg:viewBox="0 0 0 847" draw:points="0,0 0,847">
          <text:p text:style-name="P4"/>
        </draw:polyline>
        <draw:custom-shape draw:style-name="gr2" draw:text-style-name="P15" draw:id="id89" draw:layer="layout" svg:width="4.022cm" svg:height="1.205cm" svg:x="17.145cm" svg:y="8.043cm">
          <text:p text:style-name="P16"><text:span text:style-name="T21">required</text:span></text:p>
          <draw:enhanced-geometry svg:viewBox="0 0 21600 21600" draw:type="mso-spt202" draw:enhanced-path="M 0 0 L 21600 0 21600 21600 0 21600 0 0 Z N"/>
        </draw:custom-shape>
        <draw:polyline draw:style-name="gr12" draw:text-style-name="P13" draw:id="id92" draw:layer="layout" svg:width="2.962cm" svg:height="0.211cm" svg:x="12.065cm" svg:y="11.43cm" svg:viewBox="0 0 2963 212" draw:points="0,212 2963,0">
          <text:p text:style-name="P4"/>
        </draw:polyline>
        <draw:custom-shape draw:style-name="gr17" draw:text-style-name="P15" draw:id="id91" draw:layer="layout" svg:width="8.452cm" svg:height="1.205cm" svg:x="3.618cm" svg:y="11.007cm">
          <text:p text:style-name="P16"><text:span text:style-name="T21">useful for diagnostics</text:span></text:p>
          <draw:enhanced-geometry svg:viewBox="0 0 21600 21600" draw:type="mso-spt202" draw:enhanced-path="M 0 0 L 21600 0 21600 21600 0 21600 0 0 Z N"/>
        </draw:custom-shape>
        <draw:polyline draw:style-name="gr12" draw:text-style-name="P13" draw:id="id94" draw:layer="layout" svg:width="0cm" svg:height="1.269cm" svg:x="18.838cm" svg:y="12.488cm" svg:viewBox="0 0 0 1270" draw:points="0,1270 0,0">
          <text:p text:style-name="P4"/>
        </draw:polyline>
        <draw:custom-shape draw:style-name="gr17" draw:text-style-name="P15" draw:id="id93" draw:layer="layout" svg:width="8.554cm" svg:height="1.205cm" svg:x="14.832cm" svg:y="13.758cm">
          <text:p text:style-name="P16"><text:span text:style-name="T21">preserves stack trac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7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tending DataAccessException (2)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6">Extending DataAccessException (2)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A new </text:span><text:span text:style-name="T7">DataAccessException</text:span><text:span text:style-name="T6"> can be mapped as a custom translation</text:span></text:p>
              </text:list-item>
            </text:list>
          </draw:text-box>
        </draw:frame>
        <draw:custom-shape draw:style-name="gr11" draw:text-style-name="P15" draw:layer="layout" svg:width="22.569cm" svg:height="8.793cm" svg:x="1.693cm" svg:y="7.832cm">
          <text:p text:style-name="P16"><text:span text:style-name="T50">&lt;bean </text:span><text:span text:style-name="T51">id</text:span><text:span text:style-name="T52">=</text:span><text:span text:style-name="T53">“Oracle”</text:span><text:span text:style-name="T50"> </text:span><text:span text:style-name="T28">class</text:span><text:span text:style-name="T27">=</text:span><text:span text:style-name="T54">“org.springframework.jdbc.support.SQLErrorCodes”</text:span><text:span text:style-name="T29">&gt;</text:span></text:p>
          <text:p text:style-name="P16"><text:span text:style-name="T50"><text:s text:c="4"/></text:span><text:span text:style-name="T50">&lt;property </text:span><text:span text:style-name="T51">name</text:span><text:span text:style-name="T52">=</text:span><text:span text:style-name="T53">“customTranslations”</text:span><text:span text:style-name="T50">&gt;</text:span></text:p>
          <text:p text:style-name="P16"><text:span text:style-name="T50"><text:s text:c="8"/></text:span><text:span text:style-name="T50">&lt;list&gt;</text:span></text:p>
          <text:p text:style-name="P16"><text:span text:style-name="T50"><text:s text:c="12"/></text:span><text:span text:style-name="T50">&lt;bean </text:span><text:span text:style-name="T51">class</text:span><text:span text:style-name="T52">=</text:span><text:span text:style-name="T53">“org.springframework.jdbc.support.</text:span></text:p>
          <text:p text:style-name="P16"><text:span text:style-name="T53"><text:s text:c="34"/></text:span><text:span text:style-name="T53">CustomSQLErrorCodesTranslation”</text:span><text:span text:style-name="T50">&gt;</text:span></text:p>
          <text:p text:style-name="P16"><text:span text:style-name="T52"><text:s text:c="16"/></text:span><text:span text:style-name="T50">&lt;property</text:span><text:span text:style-name="T52"> </text:span><text:span text:style-name="T51">name</text:span><text:span text:style-name="T52">=</text:span><text:span text:style-name="T53">“errorCodes”</text:span><text:span text:style-name="T52"> </text:span><text:span text:style-name="T51">value</text:span><text:span text:style-name="T52">=</text:span><text:span text:style-name="T53">“20002,20003” </text:span><text:span text:style-name="T50">/&gt;</text:span></text:p>
          <text:p text:style-name="P16"><text:span text:style-name="T50"><text:s text:c="16"/></text:span><text:span text:style-name="T50">&lt;property</text:span><text:span text:style-name="T52"> </text:span><text:span text:style-name="T51">name</text:span><text:span text:style-name="T52">=</text:span><text:span text:style-name="T53">“exceptionClass”</text:span><text:span text:style-name="T52"> </text:span></text:p>
          <text:p text:style-name="P25"><text:span text:style-name="T52"><text:tab/></text:span><text:span text:style-name="T52"><text:tab/></text:span><text:span text:style-name="T51">value</text:span><text:span text:style-name="T52">=</text:span><text:span text:style-name="T53">“example.MyCustomDataAccessException” </text:span><text:span text:style-name="T50">/&gt;</text:span></text:p>
          <text:p text:style-name="P16"><text:span text:style-name="T50"><text:s text:c="12"/></text:span><text:span text:style-name="T50">&lt;/bean&gt;</text:span></text:p>
          <text:p text:style-name="P16"><text:span text:style-name="T50"><text:s text:c="8"/></text:span><text:span text:style-name="T50">&lt;/list&gt;</text:span></text:p>
          <text:p text:style-name="P16"><text:span text:style-name="T50"><text:s text:c="4"/></text:span><text:span text:style-name="T50">&lt;/property&gt;</text:span></text:p>
          <text:p text:style-name="P16"><text:span text:style-name="T50">&lt;/bean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8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Topics in this Session</text:span></text:p>
          </draw:text-box>
        </draw:frame>
        <draw:frame presentation:style-name="pr18" draw:text-style-name="P7" draw:layer="layout" svg:width="22.648cm" svg:height="11.431cm" svg:x="1.905cm" svg:y="5.503cm" presentation:class="outline" presentation:user-transformed="true">
          <draw:text-box>
            <text:list text:style-name="L3">
              <text:list-item>
                <text:p text:style-name="P6"><text:span text:style-name="T2">Executing a stored procedure</text:span></text:p>
              </text:list-item>
            </text:list>
            <text:list text:style-name="L3">
              <text:list-item>
                <text:p text:style-name="P6"><text:span text:style-name="T2">Executing batch updates</text:span></text:p>
              </text:list-item>
            </text:list>
            <text:list text:style-name="L3">
              <text:list-item>
                <text:p text:style-name="P6"><text:span text:style-name="T2">Extracting native resources</text:span></text:p>
              </text:list-item>
            </text:list>
            <text:list text:style-name="L3">
              <text:list-item>
                <text:p text:style-name="P6"><text:span text:style-name="T2">Handling large objects (LOBs)</text:span></text:p>
              </text:list-item>
            </text:list>
            <text:list text:style-name="L3">
              <text:list-item>
                <text:p text:style-name="P6"><text:span text:style-name="T2">Customizing exception translation</text:span></text:p>
              </text:list-item>
            </text:list>
            <text:list text:style-name="L3">
              <text:list-item>
                <text:p text:style-name="P6"><text:span text:style-name="T5">Working with legacy data access objects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9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Working with Legacy Data Access Objects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Working with Legacy Data Access Objects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Sometime it is not possible to use Spring’s </text:span><text:span text:style-name="T7">JdbcTemplate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There is a lot of legacy code out t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Code may not be under your control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In this case, it may still be possible to benefit from Spring resource management feature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Participation in Spring-driven transa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Translation of SQLExce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0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rticipation in Spring Transactions (1)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40">Participation in Spring Transactions (1)</text:span>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The </text:span><text:span text:style-name="T7">DataSourceUtils</text:span><text:span text:style-name="T6"> helper can be used to retrieve a transaction-scoped connection</text:span></text:p>
              </text:list-item>
            </text:list>
          </draw:text-box>
        </draw:frame>
        <draw:custom-shape draw:style-name="gr11" draw:text-style-name="P15" draw:layer="layout" svg:width="21.59cm" svg:height="2.622cm" svg:x="2.117cm" svg:y="7.408cm">
          <text:p text:style-name="P16"><text:span text:style-name="T47">Connection conn = DataSourceUtils.getConnection(dataSource);</text:span></text:p>
          <text:p text:style-name="P16"><text:span text:style-name="T43">// use transactional connection...</text:span></text:p>
          <text:p text:style-name="P16"><text:span text:style-name="T47">DataSourceUtils.releaseConnection(conn, dataSource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1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rticipation in Spring Transactions (2)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40">Participation in Spring Transactions (2)</text:span></text:p>
          </draw:text-box>
        </draw:frame>
        <draw:frame presentation:style-name="pr18" draw:text-style-name="P7" draw:layer="layout" svg:width="21.59cm" svg:height="11.431cm" svg:x="1.693cm" svg:y="4.233cm" presentation:class="outline" presentation:user-transformed="true">
          <draw:text-box>
            <text:list text:style-name="L3">
              <text:list-item>
                <text:p text:style-name="P10"><text:span text:style-name="T6">The TransactionAwareDataSourceProxy class can be used to allow legacy code to participate in a Spring transaction</text:span></text:p>
              </text:list-item>
            </text:list>
          </draw:text-box>
        </draw:frame>
        <draw:custom-shape draw:style-name="gr11" draw:text-style-name="P15" draw:id="id95" draw:layer="layout" svg:width="23.283cm" svg:height="7.371cm" svg:x="1.27cm" svg:y="7.62cm">
          <text:p text:style-name="P16"><text:span text:style-name="T28">class</text:span><text:span text:style-name="T27"> DataSourceFactory {</text:span></text:p>
          <text:p text:style-name="P16"><text:span text:style-name="T27"><text:s text:c="4"/></text:span><text:span text:style-name="T28">public synchronized static</text:span><text:span text:style-name="T27"> DataSource getInstance() {</text:span></text:p>
          <text:p text:style-name="P16"><text:span text:style-name="T27"><text:s text:c="8"/></text:span><text:span text:style-name="T28">if </text:span><text:span text:style-name="T27">(</text:span><text:span text:style-name="T54">dataSource </text:span><text:span text:style-name="T27">== </text:span><text:span text:style-name="T28">null</text:span><text:span text:style-name="T27">) {</text:span></text:p>
          <text:p text:style-name="P16"><text:span text:style-name="T27"><text:s text:c="12"/></text:span><text:span text:style-name="T27">DataSource target = createDataSource();</text:span></text:p>
          <text:p text:style-name="P16"><text:span text:style-name="T27"><text:s text:c="12"/></text:span><text:span text:style-name="T54">dataSource</text:span><text:span text:style-name="T27"> = </text:span><text:span text:style-name="T28">new</text:span><text:span text:style-name="T27"> TransactionAwareDataSourceProxy(target);</text:span></text:p>
          <text:p text:style-name="P16"><text:span text:style-name="T27"><text:s text:c="8"/></text:span><text:span text:style-name="T27">}</text:span></text:p>
          <text:p text:style-name="P16"><text:span text:style-name="T27"><text:s text:c="7"/></text:span><text:span text:style-name="T28"><text:s/></text:span><text:span text:style-name="T28">return</text:span><text:span text:style-name="T27"> </text:span><text:span text:style-name="T54">dataSource</text:span><text:span text:style-name="T27">; <text:s text:c="3"/></text:span></text:p>
          <text:p text:style-name="P16"><text:span text:style-name="T27"><text:s text:c="4"/></text:span><text:span text:style-name="T27">}</text:span></text:p>
          <text:p text:style-name="P16"><text:span text:style-name="T27">}</text:span></text:p>
          <text:p text:style-name="P16"><text:span text:style-name="T27"/></text:p>
          <draw:enhanced-geometry svg:viewBox="0 0 21600 21600" draw:type="mso-spt202" draw:enhanced-path="M 0 0 L 21600 0 21600 21600 0 21600 0 0 Z N"/>
        </draw:custom-shape>
        <draw:custom-shape draw:style-name="gr18" draw:text-style-name="P15" draw:id="id96" draw:layer="layout" svg:width="19.474cm" svg:height="5.238cm" svg:x="3.598cm" svg:y="13.123cm">
          <text:p text:style-name="P16"><text:span text:style-name="T28">class</text:span><text:span text:style-name="T27"> LegacyCodeYouDoNotControl {</text:span></text:p>
          <text:p text:style-name="P16"><text:span text:style-name="T27"><text:s text:c="3"/></text:span><text:span text:style-name="T28"><text:s/></text:span><text:span text:style-name="T28">public</text:span><text:span text:style-name="T27"> String doSomeDataAccess() {</text:span></text:p>
          <text:p text:style-name="P16"><text:span text:style-name="T27"><text:s text:c="7"/></text:span><text:span text:style-name="T27">DataSource ds = DataSourceFactory</text:span><text:span text:style-name="T55">.getDataSource();</text:span></text:p>
          <text:p text:style-name="P16"><text:span text:style-name="T27"><text:s text:c="7"/></text:span><text:span text:style-name="T29">// this messy legacy code can now run in a Spring transaction</text:span></text:p>
          <text:p text:style-name="P16"><text:span text:style-name="T27"><text:s text:c="4"/></text:span><text:span text:style-name="T27">}</text:span></text:p>
          <text:p text:style-name="P16"><text:span text:style-name="T27">}</text:span></text:p>
          <text:p text:style-name="P16"><text:span text:style-name="T27"/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32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ception Translation (1)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Exception Translation (1)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Spring’s exception translator may be called directly from application code:</text:p>
              </text:list-item>
            </text:list>
          </draw:text-box>
        </draw:frame>
        <draw:custom-shape draw:style-name="gr11" draw:text-style-name="P15" draw:layer="layout" svg:width="20.532cm" svg:height="6.005cm" svg:x="2.963cm" svg:y="7.62cm">
          <text:p text:style-name="P16"><text:span text:style-name="T27"><text:s/></text:span><text:span text:style-name="T27">SQLExceptionTranslator translator =</text:span></text:p>
          <text:p text:style-name="P16"><text:span text:style-name="T27"><text:s text:c="18"/></text:span><text:span text:style-name="T28">new</text:span><text:span text:style-name="T27"> SQLErrorCodeSQLExceptionTranslator(dataSource);</text:span></text:p>
          <text:p text:style-name="P16"><text:span text:style-name="T27"><text:s text:c="2"/></text:span><text:span text:style-name="T28">try</text:span><text:span text:style-name="T27"> {</text:span></text:p>
          <text:p text:style-name="P16"><text:span text:style-name="T29"><text:s text:c="6"/></text:span><text:span text:style-name="T29">// execute some sql</text:span></text:p>
          <text:p text:style-name="P16"><text:span text:style-name="T27"><text:s text:c="2"/></text:span><text:span text:style-name="T27">}</text:span></text:p>
          <text:p text:style-name="P16"><text:span text:style-name="T27"><text:s text:c="2"/></text:span><text:span text:style-name="T28">catch</text:span><text:span text:style-name="T27"> (SQLException ex) {</text:span></text:p>
          <text:p text:style-name="P16"><text:span text:style-name="T27"><text:s text:c="6"/></text:span><text:span text:style-name="T28">throw</text:span><text:span text:style-name="T27"> translator.translate(message, sql, ex);</text:span></text:p>
          <text:p text:style-name="P16"><text:span text:style-name="T27"><text:s text:c="2"/></text:span><text:span text:style-name="T27">}</text:span><text:span text:style-name="T56"> <text:s/></text:span></text:p>
          <draw:enhanced-geometry svg:viewBox="0 0 21600 21600" draw:type="mso-spt202" draw:enhanced-path="M 0 0 L 21600 0 21600 21600 0 21600 0 0 Z N"/>
        </draw:custom-shape>
        <draw:line draw:style-name="gr12" draw:text-style-name="P13" draw:layer="layout" svg:x1="9.525cm" svg:y1="14.558cm" svg:x2="9.525cm" svg:y2="12.864cm">
          <text:p text:style-name="P4"/>
        </draw:line>
        <draw:custom-shape draw:style-name="gr2" draw:text-style-name="P15" draw:layer="layout" svg:width="10.583cm" svg:height="1.048cm" svg:x="5.08cm" svg:y="14.346cm">
          <text:p text:style-name="P16"><text:span text:style-name="T47">Throws a DataAccessExcep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ception Translation (2)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Exception Translation (2)</text:p>
          </draw:text-box>
        </draw:frame>
        <draw:frame presentation:style-name="pr5" draw:text-style-name="P7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0"><text:span text:style-name="T6">Exception translation can be an aspect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Implement after-throwing advi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Call Spring’s exception transl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Apply the advice to legacy data access objects that throw </text:span><text:span text:style-name="T7">SQL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4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213 213" svg:d="m107 0 106 213h-213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11f01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1f01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1f01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1f01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f01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11f01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1f01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1f01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1f01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1f01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f01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color="#000000"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11f01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1f01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1f01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1f01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1f01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JDBC 2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9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Mark Fisher</meta:initial-creator>
    <meta:creation-date>2006-09-22T09:51:11</meta:creation-date>
    <dc:creator>Colin Sampaleanu</dc:creator>
    <dc:date>2008-01-11T19:48:28</dc:date>
    <meta:editing-cycles>212</meta:editing-cycles>
    <meta:editing-duration>PT3H25M55S</meta:editing-duration>
    <meta:user-defined meta:name="Info 1"/>
    <meta:user-defined meta:name="Info 2"/>
    <meta:user-defined meta:name="Info 3"/>
    <meta:user-defined meta:name="Info 4"/>
    <meta:document-statistic meta:object-count="267"/>
  </office:meta>
</office:document-meta>
</file>